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8a316" officeooo:paragraph-rsid="39c510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39c6d4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39c671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c485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cfc1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cb10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a01d6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fe8e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ccfb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d057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d5e9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ad2aa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b0892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b09a3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b09db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b09fb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9386ea" officeooo:paragraph-rsid="3a0ff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74bd7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8a5e0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8c55d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967c2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8ccfe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8e866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9d8ab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b6621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a27f9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c7451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daebf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e125c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ecd26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ed1af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eefbd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fc6a6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b1cc93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b200dd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93e9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9381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b996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7eb9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6621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e656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c0387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0387c" officeooo:paragraph-rsid="3ac0387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0387c" officeooo:paragraph-rsid="3ac1264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0387c" officeooo:paragraph-rsid="3ac16dc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33bbf48" officeooo:paragraph-rsid="3a0bf47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33bbf48" officeooo:paragraph-rsid="3afef5b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33bbf48" officeooo:paragraph-rsid="3b22c8f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2a5ae5" officeooo:paragraph-rsid="3a0ff76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0e6bd" officeooo:paragraph-rsid="3a0ff76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64abc1" officeooo:paragraph-rsid="3a0ff76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9386ea" officeooo:paragraph-rsid="3a0ff76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a754e30" officeooo:paragraph-rsid="3aa938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ac0387c" officeooo:paragraph-rsid="3ac038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c8a316" officeooo:paragraph-rsid="3a0ff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1a82b0e" officeooo:paragraph-rsid="3a0ff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9386ea" officeooo:paragraph-rsid="3a0ff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font-name="標楷體1" fo:font-size="17pt" fo:font-weight="bold" officeooo:rsid="133bbf48" officeooo:paragraph-rsid="3a07c832" style:font-name-asian="標楷體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標楷體1" fo:font-size="17pt" style:text-underline-style="none" fo:font-weight="bold" officeooo:rsid="1f9386ea" officeooo:paragraph-rsid="3a0ff76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fo:font-weight="bold" officeooo:rsid="133bbf48" officeooo:paragraph-rsid="3a07c832" style:font-name-asian="標楷體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fo:font-weight="bold" officeooo:rsid="133bbf48" officeooo:paragraph-rsid="3a0ee08a" style:font-name-asian="標楷體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fo:font-weight="bold" officeooo:rsid="133bbf48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fo:font-weight="bold" officeooo:rsid="133bbf48" officeooo:paragraph-rsid="3b1687c3" style:font-name-asian="標楷體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fo:font-weight="bold" officeooo:rsid="133bbf48" officeooo:paragraph-rsid="3b183bef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fo:font-weight="bold" officeooo:rsid="133bbf48" officeooo:paragraph-rsid="3b1981c6" style:font-name-asian="標楷體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fo:font-weight="bold" officeooo:rsid="1f03dfea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fo:font-weight="bold" officeooo:rsid="1f4cbf44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fo:font-weight="bold" officeooo:rsid="133bbf48" officeooo:paragraph-rsid="3a07c832" style:font-name-asian="Liberation Serif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fo:font-weight="bold" officeooo:rsid="133bbf48" officeooo:paragraph-rsid="3a0bf479" style:font-name-asian="Liberation Serif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fo:font-weight="bold" officeooo:rsid="133bbf48" officeooo:paragraph-rsid="3af8629b" style:font-name-asian="Liberation Serif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fo:font-weight="bold" officeooo:rsid="133bbf48" officeooo:paragraph-rsid="3aff81ab" style:font-name-asian="Liberation Serif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fo:font-weight="bold" officeooo:rsid="133bbf48" officeooo:paragraph-rsid="3b016f1d" style:font-name-asian="Liberation Serif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fo:font-weight="bold" officeooo:rsid="133bbf48" officeooo:paragraph-rsid="3b02e834" style:font-name-asian="Liberation Serif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fo:font-weight="bold" officeooo:rsid="133bbf48" officeooo:paragraph-rsid="3b05f77f" style:font-name-asian="Liberation Serif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fo:font-weight="bold" officeooo:rsid="133bbf48" officeooo:paragraph-rsid="3b0ad076" style:font-name-asian="Liberation Serif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fo:font-weight="bold" officeooo:rsid="133bbf48" officeooo:paragraph-rsid="3b0d4229" style:font-name-asian="Liberation Serif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fo:font-weight="bold" officeooo:rsid="133bbf48" officeooo:paragraph-rsid="3b2d2483" style:font-name-asian="Liberation Serif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style:text-underline-style="none" fo:font-weight="bold" officeooo:rsid="2cd378be" officeooo:paragraph-rsid="3a0ff76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style:text-underline-style="none" fo:font-weight="bold" officeooo:rsid="2f2a5ae5" officeooo:paragraph-rsid="3a0ff76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8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b6621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9d8ab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9f639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5e5a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b996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9381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d0a0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003a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39d2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d924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cd194" officeooo:paragraph-rsid="3aacd19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a754e30" officeooo:paragraph-rsid="3aa27f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a754e30" officeooo:paragraph-rsid="3aacd1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03dfea" officeooo:paragraph-rsid="3a0ff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1c1c1c" style:font-name="標楷體1" fo:font-size="17pt" fo:font-weight="bold" officeooo:rsid="133bbf48" officeooo:paragraph-rsid="3a0a0ce0" style:font-name-asian="標楷體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1c1c1c" style:font-name="標楷體1" fo:font-size="17pt" style:text-underline-style="none" fo:font-weight="bold" officeooo:rsid="1f9386ea" officeooo:paragraph-rsid="3a0ff76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6" style:family="paragraph" style:parent-style-name="Standard" style:list-style-name="L1">
      <style:text-properties fo:color="#1c1c1c" style:font-name="Liberation Serif" fo:font-size="17pt" fo:font-weight="bold" officeooo:rsid="133bbf48" officeooo:paragraph-rsid="3a0bf479" style:font-name-asian="Liberation Serif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1c1c1c" style:font-name="Liberation Serif" fo:font-size="17pt" fo:font-weight="bold" officeooo:rsid="1f03dfea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1c1c1c" style:font-name="Liberation Serif" fo:font-size="17pt" fo:font-weight="bold" officeooo:rsid="1f4cbf44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1c1c1c" style:font-name="Liberation Serif" fo:font-size="17pt" style:text-underline-style="none" fo:font-weight="bold" officeooo:rsid="2f2a5ae5" officeooo:paragraph-rsid="3a0ff76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00" style:family="paragraph" style:parent-style-name="Standard" style:list-style-name="L1">
      <style:text-properties fo:color="#1c1c1c" style:font-name="Liberation Serif" fo:font-size="17pt" style:text-underline-style="none" fo:font-weight="bold" officeooo:rsid="1f9386ea" officeooo:paragraph-rsid="3a0ff76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8a316" officeooo:paragraph-rsid="39c2d2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ac443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a006d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ad41d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ae92e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15a7f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24fcf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c7451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db046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ddb53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e08b3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f0dc2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fd040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b19ecd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666666" style:font-name="Liberation Serif" fo:font-size="17pt" fo:font-weight="bold" officeooo:rsid="133bbf48" officeooo:paragraph-rsid="3b04c3a4" style:font-name-asian="Liberation Serif" style:font-size-asian="17pt" style:language-asian="zh" style:country-asian="TW" style:font-weight-asian="bold" style:font-size-complex="17pt" style:font-weight-complex="bold"/>
    </style:style>
    <style:style style:name="P116" style:family="paragraph" style:parent-style-name="Standard" style:list-style-name="L1">
      <style:text-properties fo:color="#666666" style:font-name="Liberation Serif" fo:font-size="17pt" fo:font-weight="bold" officeooo:rsid="133bbf48" officeooo:paragraph-rsid="3aff81ab" style:font-name-asian="Liberation Serif" style:font-size-asian="17pt" style:language-asian="zh" style:country-asian="TW" style:font-weight-asian="bold" style:font-size-complex="17pt" style:font-weight-complex="bold"/>
    </style:style>
    <style:style style:name="P117" style:family="paragraph" style:parent-style-name="Standard" style:list-style-name="L1">
      <style:text-properties fo:color="#666666" style:font-name="Liberation Serif" fo:font-size="17pt" fo:font-weight="bold" officeooo:rsid="133bbf48" officeooo:paragraph-rsid="3a6842db" style:font-name-asian="Liberation Serif" style:font-size-asian="17pt" style:language-asian="zh" style:country-asian="TW" style:font-weight-asian="bold" style:font-size-complex="17pt" style:font-weight-complex="bold"/>
    </style:style>
    <style:style style:name="P118" style:family="paragraph" style:parent-style-name="Standard" style:list-style-name="L1">
      <style:text-properties fo:color="#666666" style:font-name="Liberation Serif" fo:font-size="17pt" fo:font-weight="bold" officeooo:rsid="133bbf48" officeooo:paragraph-rsid="3a0bf479" style:font-name-asian="Liberation Serif" style:font-size-asian="17pt" style:language-asian="zh" style:country-asian="TW" style:font-weight-asian="bold" style:font-size-complex="17pt" style:font-weight-complex="bold"/>
    </style:style>
    <style:style style:name="P119" style:family="paragraph" style:parent-style-name="Standard" style:list-style-name="L1">
      <style:text-properties fo:color="#666666" style:font-name="Liberation Serif" fo:font-size="17pt" fo:font-weight="bold" officeooo:rsid="1f03dfea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120" style:family="paragraph" style:parent-style-name="Standard" style:list-style-name="L1">
      <style:text-properties fo:color="#666666" style:font-name="Liberation Serif" fo:font-size="17pt" fo:font-weight="bold" officeooo:rsid="1f03dfea" officeooo:paragraph-rsid="3b2687c1" style:font-name-asian="標楷體1" style:font-size-asian="17pt" style:language-asian="zh" style:country-asian="TW" style:font-weight-asian="bold" style:font-size-complex="17pt" style:font-weight-complex="bold"/>
    </style:style>
    <style:style style:name="P121" style:family="paragraph" style:parent-style-name="Standard" style:list-style-name="L1">
      <style:paragraph-properties fo:break-before="page"/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cf1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style:font-name-asian="標楷體1"/>
    </style:style>
    <style:style style:name="T3" style:family="text">
      <style:text-properties style:font-name="標楷體1" officeooo:rsid="37c8a316" style:font-name-asian="標楷體1"/>
    </style:style>
    <style:style style:name="T4" style:family="text">
      <style:text-properties style:font-name="標楷體1" officeooo:rsid="388e6ff4" style:font-name-asian="標楷體1"/>
    </style:style>
    <style:style style:name="T5" style:family="text">
      <style:text-properties style:font-name="標楷體1" officeooo:rsid="39ea2250" style:font-name-asian="標楷體1"/>
    </style:style>
    <style:style style:name="T6" style:family="text">
      <style:text-properties style:font-name="標楷體1" officeooo:rsid="39f20671" style:font-name-asian="標楷體1"/>
    </style:style>
    <style:style style:name="T7" style:family="text">
      <style:text-properties style:font-name="標楷體1" officeooo:rsid="39f830e6" style:font-name-asian="標楷體1"/>
    </style:style>
    <style:style style:name="T8" style:family="text">
      <style:text-properties style:font-name="標楷體1" officeooo:rsid="08038b5c" style:font-name-asian="標楷體1"/>
    </style:style>
    <style:style style:name="T9" style:family="text">
      <style:text-properties style:font-name="標楷體1" officeooo:rsid="1f9d5d18" style:font-name-asian="標楷體1"/>
    </style:style>
    <style:style style:name="T10" style:family="text">
      <style:text-properties style:font-name="標楷體1" officeooo:rsid="1c066305" style:font-name-asian="標楷體1"/>
    </style:style>
    <style:style style:name="T11" style:family="text">
      <style:text-properties style:font-name="標楷體1" officeooo:rsid="395c792f" style:font-name-asian="標楷體1"/>
    </style:style>
    <style:style style:name="T12" style:family="text">
      <style:text-properties style:font-name="標楷體1" officeooo:rsid="396640d5" style:font-name-asian="標楷體1"/>
    </style:style>
    <style:style style:name="T13" style:family="text">
      <style:text-properties style:font-name="標楷體1" officeooo:rsid="1f9386ea" style:font-name-asian="標楷體1"/>
    </style:style>
    <style:style style:name="T14" style:family="text">
      <style:text-properties style:font-name="標楷體1" officeooo:rsid="29490711" style:font-name-asian="標楷體1"/>
    </style:style>
    <style:style style:name="T15" style:family="text">
      <style:text-properties style:font-name="標楷體1" officeooo:rsid="2a318c1c" style:font-name-asian="標楷體1"/>
    </style:style>
    <style:style style:name="T16" style:family="text">
      <style:text-properties style:font-name="標楷體1" officeooo:rsid="3173e3a2" style:font-name-asian="標楷體1"/>
    </style:style>
    <style:style style:name="T17" style:family="text">
      <style:text-properties style:font-name="標楷體1" officeooo:rsid="3205fe5c" style:font-name-asian="標楷體1"/>
    </style:style>
    <style:style style:name="T18" style:family="text">
      <style:text-properties style:font-name="標楷體1" officeooo:rsid="31a82b0e" style:font-name-asian="標楷體1"/>
    </style:style>
    <style:style style:name="T19" style:family="text">
      <style:text-properties style:font-name="標楷體1" officeooo:rsid="31a861be" style:font-name-asian="標楷體1"/>
    </style:style>
    <style:style style:name="T20" style:family="text">
      <style:text-properties style:font-name="標楷體1" officeooo:rsid="31dfc44d" style:font-name-asian="標楷體1"/>
    </style:style>
    <style:style style:name="T21" style:family="text">
      <style:text-properties style:font-name="標楷體1" officeooo:rsid="2cd378be" style:font-name-asian="標楷體1"/>
    </style:style>
    <style:style style:name="T22" style:family="text">
      <style:text-properties style:font-name="標楷體1" officeooo:rsid="392667ed" style:font-name-asian="標楷體1"/>
    </style:style>
    <style:style style:name="T23" style:family="text">
      <style:text-properties style:font-name="標楷體1" officeooo:rsid="28d587db" style:font-name-asian="標楷體1"/>
    </style:style>
    <style:style style:name="T24" style:family="text">
      <style:text-properties style:font-name="標楷體1" officeooo:rsid="1f03dfea" style:font-name-asian="標楷體1"/>
    </style:style>
    <style:style style:name="T25" style:family="text">
      <style:text-properties style:font-name="標楷體1" officeooo:rsid="1fb36f4a" style:font-name-asian="標楷體1"/>
    </style:style>
    <style:style style:name="T26" style:family="text">
      <style:text-properties style:font-name="標楷體1" officeooo:rsid="1f4cbf44" style:font-name-asian="標楷體1"/>
    </style:style>
    <style:style style:name="T27" style:family="text">
      <style:text-properties style:font-name="標楷體1" officeooo:rsid="1f270370" style:font-name-asian="標楷體1"/>
    </style:style>
    <style:style style:name="T28" style:family="text">
      <style:text-properties style:font-name="標楷體1" officeooo:rsid="1f2f54e0" style:font-name-asian="標楷體1"/>
    </style:style>
    <style:style style:name="T29" style:family="text">
      <style:text-properties style:font-name="標楷體1" officeooo:rsid="1f34242e" style:font-name-asian="標楷體1"/>
    </style:style>
    <style:style style:name="T30" style:family="text">
      <style:text-properties style:font-name="標楷體1" officeooo:rsid="1f896d95" style:font-name-asian="標楷體1"/>
    </style:style>
    <style:style style:name="T31" style:family="text">
      <style:text-properties style:font-name="標楷體1" officeooo:rsid="1f892746" style:font-name-asian="標楷體1"/>
    </style:style>
    <style:style style:name="T32" style:family="text">
      <style:text-properties style:font-name="標楷體1" officeooo:rsid="1f89ea31" style:font-name-asian="標楷體1"/>
    </style:style>
    <style:style style:name="T33" style:family="text">
      <style:text-properties style:font-name="標楷體1" officeooo:rsid="1f8ba002" style:font-name-asian="標楷體1"/>
    </style:style>
    <style:style style:name="T34" style:family="text">
      <style:text-properties style:font-name="標楷體1" officeooo:rsid="133bbf48" style:font-name-asian="標楷體1"/>
    </style:style>
    <style:style style:name="T35" style:family="text">
      <style:text-properties style:font-name="標楷體1" officeooo:rsid="3a754e30" style:font-name-asian="標楷體1"/>
    </style:style>
    <style:style style:name="T36" style:family="text">
      <style:text-properties style:font-name="標楷體1" officeooo:rsid="3a7b7d7f" style:font-name-asian="標楷體1"/>
    </style:style>
    <style:style style:name="T37" style:family="text">
      <style:text-properties style:font-name="標楷體1" officeooo:rsid="3aa0ec76" style:font-name-asian="標楷體1"/>
    </style:style>
    <style:style style:name="T38" style:family="text">
      <style:text-properties style:font-name="標楷體1" officeooo:rsid="3aa93812" style:font-name-asian="標楷體1"/>
    </style:style>
    <style:style style:name="T39" style:family="text">
      <style:text-properties style:font-name="標楷體1" officeooo:rsid="3ab4369d" style:font-name-asian="標楷體1"/>
    </style:style>
    <style:style style:name="T40" style:family="text">
      <style:text-properties style:font-name="標楷體1" officeooo:rsid="3abd924d" style:font-name-asian="標楷體1"/>
    </style:style>
    <style:style style:name="T41" style:family="text">
      <style:text-properties style:font-name="標楷體1" officeooo:rsid="3a327802" style:font-name-asian="標楷體1"/>
    </style:style>
    <style:style style:name="T42" style:family="text">
      <style:text-properties style:font-name="標楷體1" officeooo:rsid="3aa27f95" style:font-name-asian="標楷體1"/>
    </style:style>
    <style:style style:name="T43" style:family="text">
      <style:text-properties style:font-name="標楷體1" officeooo:rsid="3ac349b6" style:font-name-asian="標楷體1"/>
    </style:style>
    <style:style style:name="T44" style:family="text">
      <style:text-properties style:font-name="標楷體1" officeooo:rsid="3ae631c0" style:font-name-asian="標楷體1"/>
    </style:style>
    <style:style style:name="T45" style:family="text">
      <style:text-properties style:font-name="標楷體1" officeooo:rsid="3ae66771" style:font-name-asian="標楷體1"/>
    </style:style>
    <style:style style:name="T46" style:family="text">
      <style:text-properties style:font-name="標楷體1" officeooo:rsid="07ca52e4"/>
    </style:style>
    <style:style style:name="T47" style:family="text">
      <style:text-properties style:font-name="標楷體1" officeooo:rsid="39c67135"/>
    </style:style>
    <style:style style:name="T48" style:family="text">
      <style:text-properties style:font-name="標楷體1" style:text-underline-style="none" style:font-name-asian="標楷體1" style:font-name-complex="標楷體"/>
    </style:style>
    <style:style style:name="T49" style:family="text">
      <style:text-properties style:font-name="標楷體1" style:text-underline-style="none" officeooo:rsid="08038b5c" style:font-name-asian="標楷體1" style:font-name-complex="標楷體"/>
    </style:style>
    <style:style style:name="T50" style:family="text">
      <style:text-properties style:font-name="標楷體1" style:text-underline-style="none" officeooo:rsid="1f9d5d18" style:font-name-asian="標楷體1" style:font-name-complex="標楷體"/>
    </style:style>
    <style:style style:name="T51" style:family="text">
      <style:text-properties style:font-name="標楷體1" style:text-underline-style="none" officeooo:rsid="1c066305" style:font-name-asian="標楷體1" style:font-name-complex="標楷體"/>
    </style:style>
    <style:style style:name="T52" style:family="text">
      <style:text-properties style:font-name="標楷體1" style:text-underline-style="none" officeooo:rsid="1f3aa883" style:font-name-asian="標楷體1" style:font-name-complex="標楷體"/>
    </style:style>
    <style:style style:name="T53" style:family="text">
      <style:text-properties style:font-name="標楷體1" style:text-underline-style="none" officeooo:rsid="1f3d2b4a" style:font-name-asian="標楷體1" style:font-name-complex="標楷體"/>
    </style:style>
    <style:style style:name="T54" style:family="text">
      <style:text-properties style:font-name="標楷體1" officeooo:rsid="133bbf48"/>
    </style:style>
    <style:style style:name="T55" style:family="text">
      <style:text-properties style:font-name="Arial" officeooo:rsid="29490711" style:font-name-asian="Arial"/>
    </style:style>
    <style:style style:name="T56" style:family="text">
      <style:text-properties style:font-name="Arial" officeooo:rsid="133bbf48" style:font-name-asian="Arial"/>
    </style:style>
    <style:style style:name="T57" style:family="text">
      <style:text-properties style:font-name="Arial" style:text-underline-style="none" style:font-name-asian="Arial" style:font-name-complex="標楷體"/>
    </style:style>
    <style:style style:name="T58" style:family="text">
      <style:text-properties style:text-position="super 58%" officeooo:rsid="1fa55b64"/>
    </style:style>
    <style:style style:name="T59" style:family="text">
      <style:text-properties style:font-name="標楷體" style:font-name-asian="標楷體1"/>
    </style:style>
    <style:style style:name="T60" style:family="text">
      <style:text-properties style:font-name="標楷體" officeooo:rsid="395e6c5a" style:font-name-asian="標楷體1"/>
    </style:style>
    <style:style style:name="T61" style:family="text">
      <style:text-properties style:font-name="標楷體" officeooo:rsid="3a754e30" style:font-name-asian="標楷體1"/>
    </style:style>
    <style:style style:name="T62" style:family="text">
      <style:text-properties style:font-name="標楷體" officeooo:rsid="3aa45b6f" style:font-name-asian="標楷體1"/>
    </style:style>
    <style:style style:name="T63" style:family="text">
      <style:text-properties style:font-name="標楷體" officeooo:rsid="133bbf48" style:font-name-asian="標楷體1"/>
    </style:style>
    <style:style style:name="T64" style:family="text">
      <style:text-properties style:font-name="標楷體" officeooo:rsid="3aa93812" style:font-name-asian="標楷體1"/>
    </style:style>
    <style:style style:name="T65" style:family="text">
      <style:text-properties style:font-name="標楷體" officeooo:rsid="3aacd194" style:font-name-asian="標楷體1"/>
    </style:style>
    <style:style style:name="T66" style:family="text">
      <style:text-properties style:font-name="標楷體" officeooo:rsid="3aae656f" style:font-name-asian="標楷體1"/>
    </style:style>
    <style:style style:name="T67" style:family="text">
      <style:text-properties style:font-name="標楷體" officeooo:rsid="3ab17667" style:font-name-asian="標楷體1"/>
    </style:style>
    <style:style style:name="T68" style:family="text">
      <style:text-properties style:font-name="標楷體" officeooo:rsid="3ab2781e" style:font-name-asian="標楷體1"/>
    </style:style>
    <style:style style:name="T69" style:family="text">
      <style:text-properties style:font-name="標楷體" officeooo:rsid="3ab39d28" style:font-name-asian="標楷體1"/>
    </style:style>
    <style:style style:name="T70" style:family="text">
      <style:text-properties style:font-name="標楷體" officeooo:rsid="3ab5e5a6" style:font-name-asian="標楷體1"/>
    </style:style>
    <style:style style:name="T71" style:family="text">
      <style:text-properties style:font-name="標楷體" officeooo:rsid="3ab93e9c" style:font-name-asian="標楷體1"/>
    </style:style>
    <style:style style:name="T72" style:family="text">
      <style:text-properties style:font-name="標楷體" officeooo:rsid="3ac0387c" style:font-name-asian="標楷體1"/>
    </style:style>
    <style:style style:name="T73" style:family="text">
      <style:text-properties style:font-name="標楷體" officeooo:rsid="3ac27cd5" style:font-name-asian="標楷體1"/>
    </style:style>
    <style:style style:name="T74" style:family="text">
      <style:text-properties style:font-name="標楷體" officeooo:rsid="3ac349b6" style:font-name-asian="標楷體1"/>
    </style:style>
    <style:style style:name="T75" style:family="text">
      <style:text-properties style:font-name="標楷體" officeooo:rsid="3ae5ca02" style:font-name-asian="標楷體1"/>
    </style:style>
    <style:style style:name="T76" style:family="text">
      <style:text-properties style:font-name="標楷體" officeooo:rsid="3ae631c0" style:font-name-asian="標楷體1"/>
    </style:style>
    <style:style style:name="T77" style:family="text">
      <style:text-properties style:font-name="標楷體" officeooo:rsid="3ae66771" style:font-name-asian="標楷體1"/>
    </style:style>
    <style:style style:name="T78" style:family="text">
      <style:text-properties style:font-name="標楷體" officeooo:rsid="1fabd189" style:font-name-asian="標楷體1"/>
    </style:style>
    <style:style style:name="T79" style:family="text">
      <style:text-properties style:font-name="標楷體" officeooo:rsid="39ea2250" style:font-name-asian="標楷體1"/>
    </style:style>
    <style:style style:name="T80" style:family="text">
      <style:text-properties fo:color="#1c1c1c" style:font-name="標楷體" officeooo:rsid="3a754e30" style:font-name-asian="標楷體1"/>
    </style:style>
    <style:style style:name="T81" style:family="text">
      <style:text-properties style:font-name-asian="標楷體1"/>
    </style:style>
    <style:style style:name="T82" style:family="text">
      <style:text-properties officeooo:rsid="388e6ff4" style:font-name-asian="標楷體1"/>
    </style:style>
    <style:style style:name="T83" style:family="text">
      <style:text-properties officeooo:rsid="37c8a316" style:font-name-asian="標楷體1"/>
    </style:style>
    <style:style style:name="T84" style:family="text">
      <style:text-properties officeooo:rsid="39ea2250" style:font-name-asian="標楷體1"/>
    </style:style>
    <style:style style:name="T85" style:family="text">
      <style:text-properties officeooo:rsid="2cd378be" style:font-name-asian="標楷體1"/>
    </style:style>
    <style:style style:name="T86" style:family="text">
      <style:text-properties officeooo:rsid="1e03c153" style:font-name-asian="標楷體1"/>
    </style:style>
    <style:style style:name="T87" style:family="text">
      <style:text-properties officeooo:rsid="2f7a955a" style:font-name-asian="標楷體1"/>
    </style:style>
    <style:style style:name="T88" style:family="text">
      <style:text-properties officeooo:rsid="1fabd189" style:font-name-asian="標楷體1"/>
    </style:style>
    <style:style style:name="T89" style:family="text">
      <style:text-properties officeooo:rsid="1fabdb9e" style:font-name-asian="標楷體1"/>
    </style:style>
    <style:style style:name="T90" style:family="text">
      <style:text-properties officeooo:rsid="1fac9a8a" style:font-name-asian="標楷體1"/>
    </style:style>
    <style:style style:name="T91" style:family="text">
      <style:text-properties officeooo:rsid="1f03dfea" style:font-name-asian="標楷體1"/>
    </style:style>
    <style:style style:name="T92" style:family="text">
      <style:text-properties officeooo:rsid="1f1d0eba" style:font-name-asian="標楷體1"/>
    </style:style>
    <style:style style:name="T93" style:family="text">
      <style:text-properties officeooo:rsid="1f0661fc" style:font-name-asian="標楷體1"/>
    </style:style>
    <style:style style:name="T94" style:family="text">
      <style:text-properties officeooo:rsid="1f5dfd14" style:font-name-asian="標楷體1"/>
    </style:style>
    <style:style style:name="T95" style:family="text">
      <style:text-properties officeooo:rsid="1f4cbf44" style:font-name-asian="標楷體1"/>
    </style:style>
    <style:style style:name="T96" style:family="text">
      <style:text-properties officeooo:rsid="1f573a91" style:font-name-asian="標楷體1"/>
    </style:style>
    <style:style style:name="T97" style:family="text">
      <style:text-properties officeooo:rsid="1f270370" style:font-name-asian="標楷體1"/>
    </style:style>
    <style:style style:name="T98" style:family="text">
      <style:text-properties officeooo:rsid="1f2f54e0" style:font-name-asian="標楷體1"/>
    </style:style>
    <style:style style:name="T99" style:family="text">
      <style:text-properties officeooo:rsid="3a74bd7d" style:font-name-asian="標楷體1"/>
    </style:style>
    <style:style style:name="T100" style:family="text">
      <style:text-properties officeooo:rsid="3aa27f95" style:font-name-asian="標楷體1"/>
    </style:style>
    <style:style style:name="T101" style:family="text">
      <style:text-properties officeooo:rsid="133bbf48" style:font-name-asian="標楷體1"/>
    </style:style>
    <style:style style:name="T102" style:family="text">
      <style:text-properties officeooo:rsid="3b02e834" style:font-name-asian="標楷體1"/>
    </style:style>
    <style:style style:name="T103" style:family="text">
      <style:text-properties style:text-underline-style="solid" style:text-underline-width="auto" style:text-underline-color="font-color"/>
    </style:style>
    <style:style style:name="T104" style:family="text">
      <style:text-properties style:text-underline-style="solid" style:text-underline-width="auto" style:text-underline-color="font-color" officeooo:rsid="2cd378be" style:font-name-asian="標楷體1"/>
    </style:style>
    <style:style style:name="T105" style:family="text">
      <style:text-properties style:text-underline-style="solid" style:text-underline-width="auto" style:text-underline-color="font-color" officeooo:rsid="1f03dfea" style:font-name-asian="標楷體1"/>
    </style:style>
    <style:style style:name="T106" style:family="text">
      <style:text-properties style:text-position="sub 58%" style:font-name="標楷體1" officeooo:rsid="395e6c5a" style:font-name-asian="標楷體1"/>
    </style:style>
    <style:style style:name="T107" style:family="text">
      <style:text-properties style:font-name="Liberation Serif" style:font-name-asian="標楷體1"/>
    </style:style>
    <style:style style:name="T108" style:family="text">
      <style:text-properties style:font-name="Liberation Serif" officeooo:rsid="37c8a316" style:font-name-asian="標楷體1"/>
    </style:style>
    <style:style style:name="T109" style:family="text">
      <style:text-properties style:font-name="Liberation Serif" officeooo:rsid="0a7edee9" style:font-name-asian="標楷體1"/>
    </style:style>
    <style:style style:name="T110" style:family="text">
      <style:text-properties style:font-name="Liberation Serif" style:text-underline-style="none" officeooo:rsid="0a7edee9" style:font-name-asian="標楷體1" style:font-name-complex="標楷體"/>
    </style:style>
    <style:style style:name="T111" style:family="text">
      <style:text-properties style:font-name="Liberation Serif" style:text-underline-style="solid" style:text-underline-width="auto" style:text-underline-color="font-color" style:font-name-asian="標楷體1"/>
    </style:style>
    <style:style style:name="T112" style:family="text">
      <style:text-properties fo:color="#010101" style:font-name="標楷體1" officeooo:rsid="1f9386ea" style:font-name-asian="標楷體1"/>
    </style:style>
    <style:style style:name="T113" style:family="text">
      <style:text-properties fo:color="#010101" style:font-name="標楷體1" officeooo:rsid="29490711" style:font-name-asian="標楷體1"/>
    </style:style>
    <style:style style:name="T114" style:family="text">
      <style:text-properties fo:color="#010101" style:font-name="標楷體1" officeooo:rsid="2a318c1c" style:font-name-asian="標楷體1"/>
    </style:style>
    <style:style style:name="T115" style:family="text">
      <style:text-properties fo:color="#010101" style:font-name="標楷體1" officeooo:rsid="319a1fb2" style:font-name-asian="標楷體1"/>
    </style:style>
    <style:style style:name="T116" style:family="text">
      <style:text-properties fo:color="#010101" style:font-name="標楷體1" officeooo:rsid="1f03dfea" style:font-name-asian="標楷體1"/>
    </style:style>
    <style:style style:name="T117" style:family="text">
      <style:text-properties fo:color="#010101" style:font-name="標楷體1" officeooo:rsid="1f3ea71b" style:font-name-asian="標楷體1"/>
    </style:style>
    <style:style style:name="T118" style:family="text">
      <style:text-properties fo:color="#010101" style:font-name="標楷體1" officeooo:rsid="1f3ea71b" style:font-name-asian="標楷體1" style:font-name-complex="Liberation Serif1"/>
    </style:style>
    <style:style style:name="T119" style:family="text">
      <style:text-properties fo:color="#010101" style:font-name="標楷體1" officeooo:rsid="1f3ea71b" style:font-name-asian="標楷體1" style:font-name-complex="Mangal"/>
    </style:style>
    <style:style style:name="T120" style:family="text">
      <style:text-properties fo:color="#010101" style:font-name="標楷體1" fo:font-size="11pt" officeooo:rsid="1f9386ea" style:font-name-asian="標楷體1" style:font-size-asian="11pt" style:font-size-complex="11pt"/>
    </style:style>
    <style:style style:name="T121" style:family="text">
      <style:text-properties fo:color="#010101" style:font-name="標楷體1" fo:font-size="11pt" officeooo:rsid="29490711" style:font-name-asian="標楷體1" style:font-size-asian="11pt" style:font-size-complex="11pt"/>
    </style:style>
    <style:style style:name="T122" style:family="text">
      <style:text-properties fo:color="#010101" style:font-name="標楷體1" fo:font-size="11pt" officeooo:rsid="31ef02b2" style:font-name-asian="標楷體1" style:font-size-asian="11pt" style:font-size-complex="11pt"/>
    </style:style>
    <style:style style:name="T123" style:family="text">
      <style:text-properties fo:color="#010101" officeooo:rsid="1f1d0eba" style:font-name-asian="標楷體1"/>
    </style:style>
    <style:style style:name="T124" style:family="text">
      <style:text-properties fo:color="#010101" officeooo:rsid="1f03dfea" style:font-name-asian="標楷體1"/>
    </style:style>
    <style:style style:name="T125" style:family="text">
      <style:text-properties fo:color="#010101" style:text-position="sub 58%" style:font-name="標楷體1" officeooo:rsid="1f3ea71b" style:font-name-asian="標楷體1"/>
    </style:style>
    <style:style style:name="T126" style:family="text">
      <style:text-properties fo:color="#010101" style:text-position="sub 58%" style:font-name="標楷體1" officeooo:rsid="1f3ea71b" style:font-name-asian="標楷體1" style:font-name-complex="Mangal"/>
    </style:style>
    <style:style style:name="T127" style:family="text">
      <style:text-properties fo:color="#010101" style:text-position="sub 58%" style:font-name="標楷體1" fo:font-size="11pt" officeooo:rsid="31ef02b2" style:font-name-asian="標楷體1" style:font-size-asian="11pt" style:font-size-complex="11pt"/>
    </style:style>
    <style:style style:name="T128" style:family="text">
      <style:text-properties fo:color="#010101" style:text-position="sub 58%" style:font-name="Liberation Serif1" fo:font-size="11pt" officeooo:rsid="31ef02b2" style:font-name-asian="Liberation Serif1" style:font-size-asian="11pt" style:font-name-complex="Liberation Serif1" style:font-size-complex="11pt"/>
    </style:style>
    <style:style style:name="T129" style:family="text">
      <style:text-properties fo:color="#010101" fo:font-size="7pt" officeooo:rsid="1f03dfea" style:font-name-asian="標楷體1" style:font-size-asian="7pt" style:font-size-complex="7pt"/>
    </style:style>
    <style:style style:name="T130" style:family="text">
      <style:text-properties fo:color="#010101" style:font-name="Arial" fo:font-size="11pt" officeooo:rsid="29490711" style:font-name-asian="Arial" style:font-size-asian="11pt" style:font-size-complex="11pt"/>
    </style:style>
    <style:style style:name="T131" style:family="text">
      <style:text-properties fo:color="#010101" style:font-name="Arial" officeooo:rsid="29490711" style:font-name-asian="Arial"/>
    </style:style>
    <style:style style:name="T132" style:family="text">
      <style:text-properties style:text-outline="false" style:text-line-through-style="none" style:text-line-through-type="none" style:text-position="0% 100%" style:font-name="Liberation Serif" fo:font-style="normal" fo:text-shadow="none" officeooo:rsid="39ad554c" style:font-name-asian="標楷體1" style:font-style-asian="normal" style:text-emphasize="none"/>
    </style:style>
    <style:style style:name="T133" style:family="text">
      <style:text-properties style:text-outline="false" style:text-line-through-style="none" style:text-line-through-type="none" style:text-position="0% 100%" fo:font-style="normal" fo:text-shadow="none" style:text-underline-style="none" style:font-name-asian="標楷體1" style:font-style-asian="normal" style:font-name-complex="標楷體" style:text-emphasize="none"/>
    </style:style>
    <style:style style:name="T134" style:family="text">
      <style:text-properties style:text-outline="false" style:text-line-through-style="none" style:text-line-through-type="none" style:text-position="0% 100%" fo:font-style="normal" fo:text-shadow="none" style:text-underline-style="none" officeooo:rsid="39ad554c" style:font-name-asian="標楷體1" style:font-style-asian="normal" style:font-name-complex="標楷體" style:text-emphasize="none"/>
    </style:style>
    <style:style style:name="T135" style:family="text">
      <style:text-properties style:text-outline="false" style:text-line-through-style="none" style:text-line-through-type="none" style:text-position="0% 100%" fo:font-style="normal" fo:text-shadow="none" style:text-underline-style="none" officeooo:rsid="1f03dfea" style:font-name-asian="標楷體1" style:font-style-asian="normal" style:font-name-complex="標楷體" style:text-emphasize="none"/>
    </style:style>
    <style:style style:name="T136" style:family="text">
      <style:text-properties style:text-outline="false" style:text-line-through-style="none" style:text-line-through-type="none" style:text-position="0% 100%" fo:font-style="normal" fo:text-shadow="none" style:text-underline-style="none" officeooo:rsid="388e6ff4" style:font-name-asian="標楷體1" style:font-style-asian="normal" style:font-name-complex="標楷體" style:text-emphasize="none"/>
    </style:style>
    <style:style style:name="T137" style:family="text">
      <style:text-properties style:text-outline="false" style:text-line-through-style="none" style:text-line-through-type="none" style:text-position="0% 100%" fo:font-style="normal" fo:text-shadow="none" style:text-underline-style="none" officeooo:rsid="1fabdb9e" style:font-name-asian="標楷體1" style:font-style-asian="normal" style:font-name-complex="標楷體" style:text-emphasize="none"/>
    </style:style>
    <style:style style:name="T138" style:family="text">
      <style:text-properties style:text-outline="false" style:text-line-through-style="none" style:text-line-through-type="none" style:text-position="0% 100%" fo:font-style="normal" fo:text-shadow="none" style:text-underline-style="none" officeooo:rsid="1f4cbf44" style:font-name-asian="標楷體1" style:font-style-asian="normal" style:font-name-complex="標楷體" style:text-emphasize="none"/>
    </style:style>
    <style:style style:name="T139" style:family="text">
      <style:text-properties style:text-outline="false" style:text-line-through-style="none" style:text-line-through-type="none" style:text-position="0% 100%" fo:font-style="normal" fo:text-shadow="none" officeooo:rsid="2cd378be" style:font-name-asian="標楷體1" style:font-style-asian="normal" style:text-emphasize="none"/>
    </style:style>
    <style:style style:name="T14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style:font-name-asian="標楷體1" style:font-style-asian="normal" style:font-name-complex="標楷體" style:text-emphasize="none"/>
    </style:style>
    <style:style style:name="T14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c066305" style:font-name-asian="標楷體1" style:font-style-asian="normal" style:font-name-complex="標楷體" style:text-emphasize="none"/>
    </style:style>
    <style:style style:name="T14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88e6ff4" style:font-name-asian="標楷體1" style:font-style-asian="normal" style:font-name-complex="標楷體" style:text-emphasize="none"/>
    </style:style>
    <style:style style:name="T14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88e6ff4" style:font-style-asian="normal" style:font-name-complex="標楷體" style:text-emphasize="none"/>
    </style:style>
    <style:style style:name="T144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text-emphasize="none"/>
    </style:style>
    <style:style style:name="T145" style:family="text">
      <style:text-properties style:text-outline="false" style:text-line-through-style="none" style:text-line-through-type="none" style:text-position="0% 100%" style:font-name="標楷體1" fo:font-style="normal" fo:text-shadow="none" officeooo:rsid="396640d5" style:font-name-asian="標楷體1" style:font-style-asian="normal" style:text-emphasize="none"/>
    </style:style>
    <style:style style:name="T146" style:family="text">
      <style:text-properties style:text-outline="false" style:text-line-through-style="none" style:text-line-through-type="none" style:text-position="0% 100%" style:font-name="標楷體1" fo:font-style="normal" fo:text-shadow="none" officeooo:rsid="29490711" style:font-name-asian="標楷體1" style:font-style-asian="normal" style:text-emphasize="none"/>
    </style:style>
    <style:style style:name="T147" style:family="text">
      <style:text-properties style:text-outline="false" style:text-line-through-style="none" style:text-line-through-type="none" style:text-position="0% 100%" style:font-name="標楷體1" fo:font-style="normal" fo:text-shadow="none" officeooo:rsid="2a318c1c" style:font-name-asian="標楷體1" style:font-style-asian="normal" style:text-emphasize="none"/>
    </style:style>
    <style:style style:name="T148" style:family="text">
      <style:text-properties style:text-outline="false" style:text-line-through-style="none" style:text-line-through-type="none" style:text-position="0% 100%" style:font-name="標楷體1" fo:font-style="normal" fo:text-shadow="none" officeooo:rsid="31b8d74d" style:font-name-asian="標楷體1" style:font-style-asian="normal" style:text-emphasize="none"/>
    </style:style>
    <style:style style:name="T149" style:family="text">
      <style:text-properties style:text-outline="false" style:text-line-through-style="none" style:text-line-through-type="none" style:text-position="0% 100%" style:font-name="標楷體1" fo:font-style="normal" fo:text-shadow="none" officeooo:rsid="316fa478" style:font-name-asian="標楷體1" style:font-style-asian="normal" style:text-emphasize="none"/>
    </style:style>
    <style:style style:name="T150" style:family="text">
      <style:text-properties style:text-outline="false" style:text-line-through-style="none" style:text-line-through-type="none" style:text-position="0% 100%" style:font-name="標楷體1" fo:font-style="normal" fo:text-shadow="none" officeooo:rsid="316dc64f" style:font-name-asian="標楷體1" style:font-style-asian="normal" style:text-emphasize="none"/>
    </style:style>
    <style:style style:name="T151" style:family="text">
      <style:text-properties style:text-outline="false" style:text-line-through-style="none" style:text-line-through-type="none" style:text-position="0% 100%" style:font-name="標楷體1" fo:font-style="normal" fo:text-shadow="none" officeooo:rsid="37c8a316" style:font-name-asian="標楷體1" style:font-style-asian="normal" style:text-emphasize="none"/>
    </style:style>
    <style:style style:name="T152" style:family="text">
      <style:text-properties style:text-outline="false" style:text-line-through-style="none" style:text-line-through-type="none" style:text-position="0% 100%" style:font-name="標楷體1" fo:font-style="normal" fo:text-shadow="none" officeooo:rsid="395c792f" style:font-name-asian="標楷體1" style:font-style-asian="normal" style:text-emphasize="none"/>
    </style:style>
    <style:style style:name="T153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text-emphasize="none"/>
    </style:style>
    <style:style style:name="T154" style:family="text">
      <style:text-properties style:text-outline="false" style:text-line-through-style="none" style:text-line-through-type="none" style:text-position="0% 100%" style:font-name="標楷體1" fo:font-style="normal" fo:text-shadow="none" officeooo:rsid="3173e3a2" style:font-name-asian="標楷體1" style:font-style-asian="normal" style:text-emphasize="none"/>
    </style:style>
    <style:style style:name="T155" style:family="text">
      <style:text-properties style:text-outline="false" style:text-line-through-style="none" style:text-line-through-type="none" style:text-position="0% 100%" style:font-name="標楷體1" fo:font-style="normal" fo:text-shadow="none" officeooo:rsid="31f30b95" style:font-name-asian="標楷體1" style:font-style-asian="normal" style:text-emphasize="none"/>
    </style:style>
    <style:style style:name="T156" style:family="text">
      <style:text-properties style:text-outline="false" style:text-line-through-style="none" style:text-line-through-type="none" style:text-position="0% 100%" style:font-name="標楷體1" fo:font-style="normal" fo:text-shadow="none" officeooo:rsid="31a82b0e" style:font-name-asian="標楷體1" style:font-style-asian="normal" style:text-emphasize="none"/>
    </style:style>
    <style:style style:name="T157" style:family="text">
      <style:text-properties style:text-outline="false" style:text-line-through-style="none" style:text-line-through-type="none" style:text-position="0% 100%" style:font-name="標楷體1" fo:font-style="normal" fo:text-shadow="none" officeooo:rsid="31fde34a" style:font-name-asian="標楷體1" style:font-style-asian="normal" style:text-emphasize="none"/>
    </style:style>
    <style:style style:name="T158" style:family="text">
      <style:text-properties style:text-outline="false" style:text-line-through-style="none" style:text-line-through-type="none" style:text-position="0% 100%" style:font-name="標楷體1" fo:font-style="normal" fo:text-shadow="none" officeooo:rsid="392667ed" style:font-name-asian="標楷體1" style:font-style-asian="normal" style:text-emphasize="none"/>
    </style:style>
    <style:style style:name="T159" style:family="text">
      <style:text-properties style:text-outline="false" style:text-line-through-style="none" style:text-line-through-type="none" style:text-position="0% 100%" style:font-name="標楷體1" fo:font-style="normal" fo:text-shadow="none" officeooo:rsid="3926b8e5" style:font-name-asian="標楷體1" style:font-style-asian="normal" style:text-emphasize="none"/>
    </style:style>
    <style:style style:name="T160" style:family="text">
      <style:text-properties style:text-outline="false" style:text-line-through-style="none" style:text-line-through-type="none" style:text-position="0% 100%" style:font-name="標楷體1" fo:font-style="normal" fo:text-shadow="none" officeooo:rsid="3201ff0e" style:font-name-asian="標楷體1" style:font-style-asian="normal" style:text-emphasize="none"/>
    </style:style>
    <style:style style:name="T161" style:family="text">
      <style:text-properties style:text-outline="false" style:text-line-through-style="none" style:text-line-through-type="none" style:text-position="0% 100%" style:font-name="標楷體1" fo:font-style="normal" fo:text-shadow="none" officeooo:rsid="321386b8" style:font-name-asian="標楷體1" style:font-style-asian="normal" style:text-emphasize="none"/>
    </style:style>
    <style:style style:name="T162" style:family="text">
      <style:text-properties style:text-outline="false" style:text-line-through-style="none" style:text-line-through-type="none" style:text-position="0% 100%" style:font-name="標楷體1" fo:font-style="normal" fo:text-shadow="none" officeooo:rsid="31d92dc1" style:font-name-asian="標楷體1" style:font-style-asian="normal" style:text-emphasize="none"/>
    </style:style>
    <style:style style:name="T163" style:family="text">
      <style:text-properties style:text-outline="false" style:text-line-through-style="none" style:text-line-through-type="none" style:text-position="0% 100%" style:font-name="標楷體1" fo:font-style="normal" fo:text-shadow="none" officeooo:rsid="31d9a210" style:font-name-asian="標楷體1" style:font-style-asian="normal" style:text-emphasize="none"/>
    </style:style>
    <style:style style:name="T164" style:family="text">
      <style:text-properties style:text-outline="false" style:text-line-through-style="none" style:text-line-through-type="none" style:text-position="0% 100%" style:font-name="標楷體1" fo:font-style="normal" fo:text-shadow="none" officeooo:rsid="31a861be" style:font-name-asian="標楷體1" style:font-style-asian="normal" style:font-name-complex="Liberation Serif1" style:text-emphasize="none"/>
    </style:style>
    <style:style style:name="T165" style:family="text">
      <style:text-properties style:text-outline="false" style:text-line-through-style="none" style:text-line-through-type="none" style:text-position="0% 100%" style:font-name="Arial" fo:font-style="normal" fo:text-shadow="none" style:text-underline-style="none" style:font-name-asian="Arial" style:font-style-asian="normal" style:font-name-complex="標楷體" style:text-emphasize="none"/>
    </style:style>
    <style:style style:name="T166" style:family="text">
      <style:text-properties style:text-outline="false" style:text-line-through-style="none" style:text-line-through-type="none" style:text-position="0% 100%" style:font-name="Arial" fo:font-style="normal" fo:text-shadow="none" officeooo:rsid="29490711" style:font-name-asian="Arial" style:font-style-asian="normal" style:text-emphasize="none"/>
    </style:style>
    <style:style style:name="T167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1a861be" style:font-name-asian="Liberation Serif1" style:font-style-asian="normal" style:font-name-complex="Liberation Serif1" style:text-emphasize="none"/>
    </style:style>
    <style:style style:name="T168" style:family="text">
      <style:text-properties style:text-outline="false" style:text-line-through-style="none" style:text-line-through-type="none" style:text-position="0% 100%" style:font-name="標楷體" fo:font-style="normal" fo:text-shadow="none" officeooo:rsid="31d92dc1" style:font-name-asian="標楷體" style:font-style-asian="normal" style:text-emphasize="none"/>
    </style:style>
    <style:style style:name="T169" style:family="text">
      <style:text-properties style:text-outline="false" style:text-line-through-style="none" style:text-line-through-type="none" style:text-position="sub 58%" style:font-name="標楷體1" fo:font-style="normal" fo:text-shadow="none" officeooo:rsid="32213976" style:font-name-asian="標楷體1" style:font-style-asian="normal" style:text-emphasize="none"/>
    </style:style>
    <style:style style:name="T170" style:family="text">
      <style:text-properties style:text-outline="false" style:text-line-through-style="none" style:text-line-through-type="none" style:text-position="super 58%" style:font-name="標楷體1" fo:font-style="normal" fo:text-shadow="none" officeooo:rsid="31d92dc1" style:font-name-asian="標楷體1" style:font-style-asian="normal" style:text-emphasize="none"/>
    </style:style>
    <style:style style:name="T171" style:family="text">
      <style:text-properties officeooo:rsid="1fa55b64"/>
    </style:style>
    <style:style style:name="T172" style:family="text">
      <style:text-properties style:text-underline-style="none" style:font-name-asian="標楷體1" style:font-name-complex="標楷體"/>
    </style:style>
    <style:style style:name="T173" style:family="text">
      <style:text-properties style:text-underline-style="none" officeooo:rsid="1f03dfea" style:font-name-asian="標楷體1" style:font-name-complex="標楷體"/>
    </style:style>
    <style:style style:name="T174" style:family="text">
      <style:text-properties style:text-underline-style="none" officeooo:rsid="1f1d0eba" style:font-name-asian="標楷體1" style:font-name-complex="標楷體"/>
    </style:style>
    <style:style style:name="T175" style:family="text">
      <style:text-properties style:text-underline-style="none" officeooo:rsid="1f4cbf44" style:font-name-asian="標楷體1" style:font-name-complex="標楷體"/>
    </style:style>
    <style:style style:name="T176" style:family="text">
      <style:text-properties fo:color="#333333"/>
    </style:style>
    <style:style style:name="T177" style:family="text">
      <style:text-properties fo:color="#333333" style:text-outline="false" style:text-line-through-style="none" style:text-line-through-type="none" style:text-position="0% 100%" fo:font-style="normal" fo:text-shadow="none" style:text-underline-style="none" style:font-name-asian="標楷體1" style:font-style-asian="normal" style:font-name-complex="標楷體" style:text-emphasize="none"/>
    </style:style>
    <style:style style:name="T178" style:family="text">
      <style:text-properties fo:color="#333333" style:font-name-asian="標楷體1"/>
    </style:style>
    <style:style style:name="T179" style:family="text">
      <style:text-properties fo:color="#333333" officeooo:rsid="388e6ff4" style:font-name-asian="標楷體1"/>
    </style:style>
    <style:style style:name="T180" style:family="text">
      <style:text-properties fo:color="#333333" officeooo:rsid="39ea2250" style:font-name-asian="標楷體1"/>
    </style:style>
    <style:style style:name="T181" style:family="text">
      <style:text-properties fo:color="#333333" officeooo:rsid="133bbf48" style:font-name-asian="標楷體1"/>
    </style:style>
    <style:style style:name="T182" style:family="text">
      <style:text-properties fo:color="#333333" officeooo:rsid="1fabd189" style:font-name-asian="標楷體1"/>
    </style:style>
    <style:style style:name="T183" style:family="text">
      <style:text-properties fo:color="#333333" officeooo:rsid="1f03dfea" style:font-name-asian="標楷體1"/>
    </style:style>
    <style:style style:name="T184" style:family="text">
      <style:text-properties fo:color="#333333" style:font-name="標楷體1"/>
    </style:style>
    <style:style style:name="T185" style:family="text">
      <style:text-properties fo:color="#333333" style:font-name="標楷體1" officeooo:rsid="388e6ff4" style:font-name-asian="標楷體1"/>
    </style:style>
    <style:style style:name="T186" style:family="text">
      <style:text-properties fo:color="#333333" style:font-name="標楷體1" officeooo:rsid="39f830e6" style:font-name-asian="標楷體1"/>
    </style:style>
    <style:style style:name="T187" style:family="text">
      <style:text-properties fo:color="#333333" style:font-name="標楷體1" officeooo:rsid="39ea2250" style:font-name-asian="標楷體1"/>
    </style:style>
    <style:style style:name="T188" style:family="text">
      <style:text-properties fo:color="#333333" style:font-name="標楷體1" officeooo:rsid="3a327802" style:font-name-asian="標楷體1"/>
    </style:style>
    <style:style style:name="T189" style:family="text">
      <style:text-properties fo:color="#333333" style:font-name="標楷體1" style:text-underline-style="none" style:font-name-asian="標楷體1" style:font-name-complex="標楷體"/>
    </style:style>
    <style:style style:name="T190" style:family="text">
      <style:text-properties fo:color="#333333" style:font-name="標楷體1" style:text-underline-style="none" officeooo:rsid="1c066305" style:font-name-asian="標楷體1" style:font-name-complex="標楷體"/>
    </style:style>
    <style:style style:name="T191" style:family="text">
      <style:text-properties fo:color="#333333" officeooo:rsid="39f760e0"/>
    </style:style>
    <style:style style:name="T192" style:family="text">
      <style:text-properties fo:color="#333333" style:font-name="標楷體" officeooo:rsid="3a754e30" style:font-name-asian="標楷體1"/>
    </style:style>
    <style:style style:name="T193" style:family="text">
      <style:text-properties fo:color="#333333" style:font-name="Arial" style:text-underline-style="none" style:font-name-asian="Arial" style:font-name-complex="標楷體"/>
    </style:style>
    <style:style style:name="T194" style:family="text">
      <style:text-properties fo:color="#666666" officeooo:rsid="133bbf48" style:font-name-asian="標楷體1"/>
    </style:style>
    <style:style style:name="T195" style:family="text">
      <style:text-properties fo:color="#666666" officeooo:rsid="1fabd189" style:font-name-asian="標楷體1"/>
    </style:style>
    <style:style style:name="T196" style:family="text">
      <style:text-properties fo:color="#666666" style:font-name="標楷體1" officeooo:rsid="388e6ff4" style:font-name-asian="標楷體1"/>
    </style:style>
    <style:style style:name="T197" style:family="text">
      <style:text-properties fo:color="#666666" style:font-name="標楷體1" officeooo:rsid="3a327802" style:font-name-asian="標楷體1"/>
    </style:style>
    <style:style style:name="T198" style:family="text">
      <style:text-properties fo:color="#666666" style:font-name="標楷體" officeooo:rsid="3a754e30" style:font-name-asian="標楷體1"/>
    </style:style>
    <style:style style:name="T199" style:family="text">
      <style:text-properties style:font-name="標楷體1" officeooo:rsid="3ae125cc" style:font-name-asian="標楷體1"/>
    </style:style>
    <style:style style:name="T200" style:family="text">
      <style:text-properties style:font-name="標楷體1" officeooo:rsid="3a754e30" style:font-name-asian="標楷體1"/>
    </style:style>
    <style:style style:name="T201" style:family="text">
      <style:text-properties style:font-name="標楷體1" officeooo:rsid="3b02e834" style:font-name-asian="標楷體1"/>
    </style:style>
    <style:style style:name="T202" style:family="text">
      <style:text-properties style:font-name="標楷體1" officeooo:rsid="3ae125cc" style:font-name-asian="Liberation Serif1" style:font-name-complex="Liberation Serif1"/>
    </style:style>
    <style:style style:name="T203" style:family="text">
      <style:text-properties style:font-name="標楷體" officeooo:rsid="3ae125cc" style:font-name-asian="標楷體1"/>
    </style:style>
    <style:style style:name="T204" style:family="text">
      <style:text-properties officeooo:rsid="3bada7ff"/>
    </style:style>
    <style:style style:name="T205" style:family="text">
      <style:text-properties officeooo:rsid="4007be33"/>
    </style:style>
    <style:style style:name="T206" style:family="text">
      <style:text-properties officeooo:rsid="3b183bef"/>
    </style:style>
    <style:style style:name="T207" style:family="text">
      <style:text-properties officeooo:rsid="3b183bef" style:font-name-asian="Ari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73428009" text:style-name="L1">
        <text:list-item>
          <text:p text:style-name="P101"><text:bookmark-start text:name="宗速"/>宗速<text:bookmark-end text:name="宗速"/></text:p>
          <text:list>
            <text:list-item>
              <text:p text:style-name="P2"><text:span text:style-name="T108">宗速、</text:span><text:span text:style-name="T46">均速、</text:span><text:span text:style-name="T47">勻速</text:span>。</text:p>
              <text:list>
                <text:list-item>
                  <text:p text:style-name="P2"><text:span text:style-name="T46">使用 </text:span><text:span text:style-name="T108">宗速、</text:span><text:span text:style-name="T46">均速、</text:span><text:span text:style-name="T47">勻速</text:span><text:span text:style-name="T46"> 來 稱呼</text:span>。</text:p>
                </text:list-item>
                <text:list-item>
                  <text:p text:style-name="P2"><text:span text:style-name="T46">使用 </text:span><text:span text:style-name="T108">宗速</text:span><text:span text:style-name="T46"> 來 稱呼</text:span>。</text:p>
                  <text:list>
                    <text:list-item>
                      <text:p text:style-name="P3">使用、沿用 宗量、宗疊 的 命名方式、命名規則、命名規律，來 命名。</text:p>
                    </text:list-item>
                  </text:list>
                </text:list-item>
              </text:list>
            </text:list-item>
            <text:list-item>
              <text:p text:style-name="P1">宗速。</text:p>
              <text:list>
                <text:list-item>
                  <text:p text:style-name="P1">宗速 不是（人類 認定的）光速、音速。</text:p>
                </text:list-item>
                <text:list-item>
                  <text:p text:style-name="P4">宗速 是 第一個個體 傳遞（第二個個體 的）速度。</text:p>
                  <text:list>
                    <text:list-item>
                      <text:p text:style-name="P5">明顯例子，假定，第一個個體 直接蘊含 第二個個體。</text:p>
                      <text:list>
                        <text:list-item>
                          <text:p text:style-name="P6">不是 間接蘊含、包覆、擁有、宗疊。</text:p>
                        </text:list-item>
                        <text:list-item>
                          <text:p text:style-name="P6">是 直接蘊含。</text:p>
                        </text:list-item>
                        <text:list-item>
                          <text:p text:style-name="P7">宗速 是 第一個個體的 傳遞速度。</text:p>
                          <text:list>
                            <text:list-item>
                              <text:p text:style-name="P8">宗速 是 第一個個體 傳遞（第二個個體 的）速度。</text:p>
                            </text:list-item>
                            <text:list-item>
                              <text:p text:style-name="P8">宗速 是 第一個個體 的（材料特性，）傳遞（第二個個體 的）速度。</text:p>
                            </text:list-item>
                            <text:list-item>
                              <text:p text:style-name="P16">明顯例子，假定，第一個個體的 傳遞速<text:span text:style-name="T1">度</text:span>（材料特性）是 <text:span text:style-name="T204">某一特定</text:span>速度。</text:p>
                              <text:list>
                                <text:list-item>
                                  <text:p text:style-name="P16">第二個個體的 宗速 是 <text:span text:style-name="T205">該</text:span>速度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2">宗速 是 介質<text:span text:style-name="T176">的</text:span> 傳遞速度。</text:p>
                  <text:list>
                    <text:list-item>
                      <text:p text:style-name="P16">宗速 相依於，第一個個體（、介質）的 材料特性。</text:p>
                    </text:list-item>
                    <text:list-item>
                      <text:p text:style-name="P4">明顯例子，空間的 宗速 是 光速。</text:p>
                    </text:list-item>
                    <text:list-item>
                      <text:p text:style-name="P103">明顯例子，空氣的 宗速 是 音速。</text:p>
                    </text:list-item>
                  </text:list>
                </text:list-item>
              </text:list>
            </text:list-item>
            <text:list-item>
              <text:p text:style-name="P106"><text:span text:style-name="T83">宗速運動頻率</text:span><text:span text:style-name="T82">。</text:span></text:p>
              <text:list>
                <text:list-item>
                  <text:p text:style-name="P12">假定，第一個個體 直接蘊含 第二個個體。</text:p>
                  <text:list>
                    <text:list-item>
                      <text:p text:style-name="P104">假定，<text:span text:style-name="T176">第二個個體</text:span><text:span text:style-name="T184">的 </text:span><text:span text:style-name="T1">運動軌跡</text:span> 是 一條<text:span text:style-name="T176">（週期</text:span><text:span text:style-name="T191">是</text:span><text:span text:style-name="T176">Ｔ秒的 週期性變化）</text:span>曲線。</text:p>
                    </text:list-item>
                    <text:list-item>
                      <text:p text:style-name="P28"><text:span text:style-name="T82">假定，第一個個體</text:span><text:span text:style-name="T4">的 </text:span><text:span text:style-name="T82">材料特性 相同、不變。</text:span></text:p>
                    </text:list-item>
                    <text:list-item>
                      <text:p text:style-name="P109"><text:span text:style-name="T179">第二個個體的 </text:span><text:span text:style-name="T82">切線速</text:span><text:span text:style-name="T4">度 =</text:span><text:span text:style-name="T185"> </text:span><text:span text:style-name="T179">第一個個體</text:span><text:span text:style-name="T185">的 </text:span><text:span text:style-name="T4">宗</text:span><text:span text:style-name="T82">速。</text:span></text:p>
                    </text:list-item>
                    <text:list-item>
                      <text:p text:style-name="P108"><text:span text:style-name="T179">宗速</text:span><text:span text:style-name="T185">運動</text:span><text:span text:style-name="T4">路徑 = </text:span><text:span text:style-name="T185">以 </text:span><text:span text:style-name="T179">切</text:span><text:span text:style-name="T185">線</text:span><text:span text:style-name="T179">速</text:span><text:span text:style-name="T185">度</text:span><text:span text:style-name="T179">的 速度，沿著 該曲線的</text:span><text:span text:style-name="T82">波形</text:span><text:span text:style-name="T179">，</text:span><text:span text:style-name="T185">跑 </text:span><text:span text:style-name="T186">T</text:span><text:span text:style-name="T187">秒</text:span><text:span text:style-name="T180">鐘的 路徑</text:span><text:span text:style-name="T82">。</text:span></text:p>
                    </text:list-item>
                    <text:list-item>
                      <text:p text:style-name="P108"><text:span text:style-name="T179">宗速運動</text:span><text:span text:style-name="T82">路徑長</text:span><text:span text:style-name="T4"> = </text:span><text:span text:style-name="T82">切線速</text:span><text:span text:style-name="T4">度 *</text:span><text:span text:style-name="T185">（</text:span><text:span text:style-name="T7">T</text:span><text:span text:style-name="T187">秒</text:span><text:span text:style-name="T180">鐘</text:span><text:span text:style-name="T185">）</text:span><text:span text:style-name="T82">。</text:span></text:p>
                    </text:list-item>
                    <text:list-item>
                      <text:p text:style-name="P111"><text:span text:style-name="T179">宗速運動</text:span><text:span text:style-name="T82">頻率</text:span><text:span text:style-name="T4"> =</text:span><text:span text:style-name="T185"> </text:span><text:span text:style-name="T179">頻率</text:span><text:span text:style-name="T185"> =</text:span><text:span text:style-name="T4">（</text:span><text:span text:style-name="T7">1 / T）</text:span><text:span text:style-name="T82">。</text:span></text:p>
                    </text:list-item>
                    <text:list-item>
                      <text:p text:style-name="P107"><text:span text:style-name="T4">前進距離 = </text:span><text:span text:style-name="T82">波長。</text:span></text:p>
                      <text:list>
                        <text:list-item>
                          <text:p text:style-name="P110"><text:span text:style-name="T179">第二個個體，</text:span><text:span text:style-name="T185">（平均</text:span><text:span text:style-name="T186">）</text:span><text:span text:style-name="T4">前進速度 =（前進距離</text:span><text:span text:style-name="T7"> /</text:span><text:span text:style-name="T185">（</text:span><text:span text:style-name="T7">T</text:span><text:span text:style-name="T187">秒</text:span><text:span text:style-name="T180">鐘</text:span><text:span text:style-name="T185">）</text:span><text:span text:style-name="T7">）</text:span><text:span text:style-name="T82">。</text:span></text:p>
                        </text:list-item>
                      </text:list>
                    </text:list-item>
                    <text:list-item>
                      <text:p text:style-name="P18"><text:span text:style-name="T82">假定，該波 是 等腰</text:span><text:span text:style-name="T99">三角</text:span><text:span text:style-name="T6">波</text:span><text:span text:style-name="T82">。</text:span></text:p>
                      <text:list>
                        <text:list-item>
                          <text:p text:style-name="P27"><text:span text:style-name="T82">振幅</text:span><text:span text:style-name="T4"> = </text:span><text:span text:style-name="T82">宗速運動路徑長</text:span><text:span text:style-name="T4"> * </text:span><text:span text:style-name="T6">sin</text:span><text:span text:style-name="T61">θ</text:span><text:span text:style-name="T7"> / </text:span><text:span text:style-name="T36">2</text:span><text:span text:style-name="T4"> = </text:span><text:span text:style-name="T82">切線速</text:span><text:span text:style-name="T4">度 *（</text:span><text:span text:style-name="T7">T</text:span><text:span text:style-name="T5">秒</text:span><text:span text:style-name="T84">鐘</text:span><text:span text:style-name="T4">）* </text:span><text:span text:style-name="T6">sin</text:span><text:span text:style-name="T61">θ</text:span><text:span text:style-name="T7"> / </text:span><text:span text:style-name="T36">2</text:span><text:span text:style-name="T82">。</text:span></text:p>
                        </text:list-item>
                        <text:list-item>
                          <text:p text:style-name="P27"><text:span text:style-name="T4">前進距離 = </text:span><text:span text:style-name="T82">波長</text:span><text:span text:style-name="T4"> = </text:span><text:span text:style-name="T82">宗速運動路徑長</text:span><text:span text:style-name="T4"> * </text:span><text:span text:style-name="T35">co</text:span><text:span text:style-name="T6">s</text:span><text:span text:style-name="T61">θ</text:span><text:span text:style-name="T4"> = </text:span><text:span text:style-name="T82">切線速</text:span><text:span text:style-name="T4">度 *（</text:span><text:span text:style-name="T7">T</text:span><text:span text:style-name="T5">秒</text:span><text:span text:style-name="T84">鐘</text:span><text:span text:style-name="T4">）* </text:span><text:span text:style-name="T35">co</text:span><text:span text:style-name="T6">s</text:span><text:span text:style-name="T61">θ</text:span><text:span text:style-name="T82">。</text:span></text:p>
                          <text:list>
                            <text:list-item>
                              <text:p text:style-name="P27"><text:span text:style-name="T4">（平均</text:span><text:span text:style-name="T7">）</text:span><text:span text:style-name="T4">前進速度 =（前進距離</text:span><text:span text:style-name="T7"> /</text:span><text:span text:style-name="T4">（</text:span><text:span text:style-name="T7">T</text:span><text:span text:style-name="T5">秒</text:span><text:span text:style-name="T84">鐘</text:span><text:span text:style-name="T4">）</text:span><text:span text:style-name="T7">）</text:span><text:span text:style-name="T4">= </text:span><text:span text:style-name="T82">切線速</text:span><text:span text:style-name="T4">度 * </text:span><text:span text:style-name="T35">co</text:span><text:span text:style-name="T6">s</text:span><text:span text:style-name="T61">θ</text:span><text:span text:style-name="T82">。</text:span></text:p>
                            </text:list-item>
                          </text:list>
                        </text:list-item>
                        <text:list-item>
                          <text:p text:style-name="P19"><text:span text:style-name="T7">T</text:span><text:span text:style-name="T61">、θ</text:span><text:span text:style-name="T82">。</text:span></text:p>
                          <text:list>
                            <text:list-item>
                              <text:p text:style-name="P29"><text:span text:style-name="T82">假定，</text:span><text:span text:style-name="T199">90° </text:span><text:span text:style-name="T202">≥</text:span><text:span text:style-name="T199"> </text:span><text:span text:style-name="T35">θ</text:span><text:span text:style-name="T199"> </text:span><text:span text:style-name="T202">≥</text:span><text:span text:style-name="T199"> -90</text:span><text:span text:style-name="T203">°</text:span><text:span text:style-name="T7">。</text:span></text:p>
                            </text:list-item>
                            <text:list-item>
                              <text:p text:style-name="P20"><text:span text:style-name="T7">T</text:span><text:span text:style-name="T4"> 越</text:span><text:span text:style-name="T82">大</text:span><text:span text:style-name="T4"> →</text:span><text:span text:style-name="T41"> </text:span><text:span text:style-name="T82">宗速運動頻率</text:span><text:span text:style-name="T4"> 越小</text:span><text:span text:style-name="T82">。</text:span></text:p>
                            </text:list-item>
                            <text:list-item>
                              <text:p text:style-name="P21"><text:span text:style-name="T7">T</text:span><text:span text:style-name="T4"> 越</text:span><text:span text:style-name="T82">大</text:span><text:span text:style-name="T4"> →</text:span><text:span text:style-name="T41"> </text:span><text:span text:style-name="T82">宗速運動路徑長</text:span><text:span text:style-name="T4"> 越</text:span><text:span text:style-name="T82">大。</text:span></text:p>
                            </text:list-item>
                            <text:list-item>
                              <text:p text:style-name="P21"><text:span text:style-name="T75">|</text:span><text:span text:style-name="T61">θ</text:span><text:span text:style-name="T75">|</text:span><text:span text:style-name="T4">越大 →（平均</text:span><text:span text:style-name="T7">）</text:span><text:span text:style-name="T4">前進速度 越小。</text:span></text:p>
                            </text:list-item>
                            <text:list-item>
                              <text:p text:style-name="P22"><text:span text:style-name="T4">相同</text:span><text:span text:style-name="T82">的</text:span><text:span text:style-name="T61">θ</text:span><text:span text:style-name="T7">，T</text:span><text:span text:style-name="T4"> 越</text:span><text:span text:style-name="T82">大</text:span><text:span text:style-name="T4"> → </text:span><text:span text:style-name="T82">振幅、</text:span><text:span text:style-name="T4">前進距離 越</text:span><text:span text:style-name="T82">大</text:span><text:span text:style-name="T41">。</text:span></text:p>
                            </text:list-item>
                            <text:list-item>
                              <text:p text:style-name="P23"><text:span text:style-name="T4">相同</text:span><text:span text:style-name="T82">的 </text:span><text:span text:style-name="T7">T，</text:span><text:span text:style-name="T45">|</text:span><text:span text:style-name="T61">θ</text:span><text:span text:style-name="T77">|</text:span><text:span text:style-name="T4">越大 →</text:span><text:span text:style-name="T41"> </text:span><text:span text:style-name="T82">振幅</text:span><text:span text:style-name="T4"> 越</text:span><text:span text:style-name="T82">大</text:span><text:span text:style-name="T61">。</text:span></text:p>
                            </text:list-item>
                            <text:list-item>
                              <text:p text:style-name="P23"><text:span text:style-name="T4">相同</text:span><text:span text:style-name="T82">的 </text:span><text:span text:style-name="T7">T，</text:span><text:span text:style-name="T44">|</text:span><text:span text:style-name="T61">θ</text:span><text:span text:style-name="T76">|</text:span><text:span text:style-name="T4">越大 →</text:span><text:span text:style-name="T41"> </text:span><text:span text:style-name="T4">前進距離 越小</text:span><text:span text:style-name="T61">。</text:span></text:p>
                            </text:list-item>
                          </text:list>
                        </text:list-item>
                        <text:list-item>
                          <text:p text:style-name="P30"><text:span text:style-name="T61">振幅、前進速度、宗速運動頻率。</text:span></text:p>
                          <text:list>
                            <text:list-item>
                              <text:p text:style-name="P112"><text:span text:style-name="T61">相同</text:span><text:span text:style-name="T192">的 </text:span><text:span text:style-name="T61">前進速度，振幅 越小</text:span><text:span text:style-name="T41"> </text:span><text:span text:style-name="T61">→</text:span><text:span text:style-name="T188"> </text:span><text:span text:style-name="T192">宗速運動</text:span><text:span text:style-name="T61">頻率 越高。</text:span></text:p>
                              <text:list>
                                <text:list-item>
                                  <text:p text:style-name="P31"><text:span text:style-name="T61">相同的 前進速度</text:span><text:span text:style-name="T4"> →</text:span><text:span text:style-name="T41"> </text:span><text:span text:style-name="T61">θ</text:span><text:span text:style-name="T4">相同</text:span><text:span text:style-name="T61">。</text:span></text:p>
                                </text:list-item>
                                <text:list-item>
                                  <text:p text:style-name="P32"><text:span text:style-name="T61">振幅 越小</text:span><text:span text:style-name="T4"> →</text:span><text:span text:style-name="T41"> </text:span><text:span text:style-name="T7">T</text:span><text:span text:style-name="T41"> </text:span><text:span text:style-name="T61">越小。</text:span></text:p>
                                </text:list-item>
                              </text:list>
                            </text:list-item>
                            <text:list-item>
                              <text:p text:style-name="P113"><text:span text:style-name="T101">相同</text:span><text:span text:style-name="T181">的 </text:span><text:span text:style-name="T182">宗速運動</text:span><text:span text:style-name="T88">頻率，</text:span><text:span text:style-name="T101">振幅 越大</text:span><text:span text:style-name="T41"> </text:span><text:span text:style-name="T61">→</text:span><text:span text:style-name="T41"> </text:span><text:span text:style-name="T61">前進速度</text:span><text:span text:style-name="T192">、</text:span><text:span text:style-name="T185">前進距離</text:span><text:span text:style-name="T4"> 越小</text:span><text:span text:style-name="T61">。</text:span></text:p>
                              <text:list>
                                <text:list-item>
                                  <text:p text:style-name="P33"><text:span text:style-name="T101">相同的 </text:span><text:span text:style-name="T88">宗速運動頻率</text:span><text:span text:style-name="T4"> →</text:span><text:span text:style-name="T41"> </text:span><text:span text:style-name="T7">T</text:span><text:span text:style-name="T41"> </text:span><text:span text:style-name="T4">相同</text:span><text:span text:style-name="T61">。</text:span></text:p>
                                </text:list-item>
                                <text:list-item>
                                  <text:p text:style-name="P33"><text:span text:style-name="T101">振幅 越大</text:span><text:span text:style-name="T4"> →</text:span><text:span text:style-name="T41"> </text:span><text:span text:style-name="T75">|</text:span><text:span text:style-name="T61">θ</text:span><text:span text:style-name="T75">|</text:span><text:span text:style-name="T4">越大</text:span><text:span text:style-name="T61">。</text:span></text:p>
                                </text:list-item>
                              </text:list>
                            </text:list-item>
                            <text:list-item>
                              <text:p text:style-name="P114"><text:span text:style-name="T101">相同</text:span><text:span text:style-name="T181">的 </text:span><text:span text:style-name="T101">振幅</text:span><text:span text:style-name="T88">，</text:span><text:span text:style-name="T182">宗速運動</text:span><text:span text:style-name="T88">頻率</text:span><text:span text:style-name="T101"> 越大</text:span><text:span text:style-name="T41"> </text:span><text:span text:style-name="T61">→</text:span><text:span text:style-name="T41"> </text:span><text:span text:style-name="T61">前進速度</text:span><text:span text:style-name="T192">、</text:span><text:span text:style-name="T185">前進距離</text:span><text:span text:style-name="T4"> 越小</text:span><text:span text:style-name="T61">。</text:span></text:p>
                              <text:list>
                                <text:list-item>
                                  <text:p text:style-name="P34"><text:span text:style-name="T4">相同</text:span><text:span text:style-name="T63">的 </text:span><text:span text:style-name="T101">振幅</text:span><text:span text:style-name="T78">，</text:span><text:span text:style-name="T4">（</text:span><text:span text:style-name="T7">T</text:span><text:span text:style-name="T5">秒</text:span><text:span text:style-name="T79">鐘</text:span><text:span text:style-name="T4">）* </text:span><text:span text:style-name="T6">sin</text:span><text:span text:style-name="T61">θ</text:span><text:span text:style-name="T41"> </text:span><text:span text:style-name="T4">相同</text:span><text:span text:style-name="T61">。</text:span></text:p>
                                  <text:list>
                                    <text:list-item>
                                      <text:p text:style-name="P35"><text:span text:style-name="T7">T</text:span><text:span text:style-name="T41"> </text:span><text:span text:style-name="T61">越小</text:span><text:span text:style-name="T41"> </text:span><text:span text:style-name="T61">→</text:span><text:span text:style-name="T41"> </text:span><text:span text:style-name="T75">|</text:span><text:span text:style-name="T61">θ</text:span><text:span text:style-name="T75">|</text:span><text:span text:style-name="T101">越大</text:span><text:span text:style-name="T61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4"><text:span text:style-name="T88">宗速運動頻率</text:span><text:span text:style-name="T101"> 越大</text:span><text:span text:style-name="T41"> </text:span><text:span text:style-name="T61">→</text:span><text:span text:style-name="T41"> </text:span><text:span text:style-name="T7">T</text:span><text:span text:style-name="T41"> </text:span><text:span text:style-name="T61">越小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4"><text:span text:style-name="T24">第</text:span><text:span text:style-name="T42">1種坐標系、第2種坐標系</text:span><text:span text:style-name="T100">。</text:span></text:p>
                          <text:list>
                            <text:list-item>
                              <text:p text:style-name="P80"><text:span text:style-name="T42">第1種坐標系</text:span><text:span text:style-name="T100">。</text:span></text:p>
                              <text:list>
                                <text:list-item>
                                  <text:p text:style-name="P81"><text:span text:style-name="T91">星系</text:span><text:span text:style-name="T10">公轉</text:span><text:span text:style-name="T82">週期</text:span><text:span text:style-name="T4"> 越</text:span><text:span text:style-name="T82">大，</text:span><text:span text:style-name="T7">T</text:span><text:span text:style-name="T4"> 越</text:span><text:span text:style-name="T82">大</text:span><text:span text:style-name="T61">。</text:span></text:p>
                                </text:list-item>
                                <text:list-item>
                                  <text:p text:style-name="P82"><text:span text:style-name="T91">星系總質量</text:span><text:span text:style-name="T24"> 投影到（質量軸、</text:span><text:span text:style-name="T37">y</text:span><text:span text:style-name="T28">軸 的 平面）</text:span><text:span text:style-name="T98">的 </text:span><text:span text:style-name="T82">波峰</text:span><text:span text:style-name="T4"> 越</text:span><text:span text:style-name="T82">大，</text:span><text:span text:style-name="T61">θ</text:span><text:span text:style-name="T4"> 越大</text:span><text:span text:style-name="T61">。</text:span></text:p>
                                  <text:list>
                                    <text:list-item>
                                      <text:p text:style-name="P83"><text:span text:style-name="T68">x扭質量</text:span><text:span text:style-name="T61"> = 星系總質量</text:span><text:span text:style-name="T4"> * </text:span><text:span text:style-name="T39">x重心位置</text:span><text:span text:style-name="T61">。</text:span></text:p>
                                    </text:list-item>
                                    <text:list-item>
                                      <text:p text:style-name="P83"><text:span text:style-name="T61">y</text:span><text:span text:style-name="T68">扭質量</text:span><text:span text:style-name="T61"> = 星系總質量</text:span><text:span text:style-name="T4"> * </text:span><text:span text:style-name="T39">y重心位置</text:span><text:span text:style-name="T61">。</text:span></text:p>
                                    </text:list-item>
                                    <text:list-item>
                                      <text:p text:style-name="P91">假定，星系的（質量型）重心 在 坐標系零點。</text:p>
                                      <text:list>
                                        <text:list-item>
                                          <text:p text:style-name="P83"><text:span text:style-name="T68">x扭質量</text:span><text:span text:style-name="T61"> = </text:span><text:span text:style-name="T65">0</text:span><text:span text:style-name="T61">。</text:span></text:p>
                                        </text:list-item>
                                        <text:list-item>
                                          <text:p text:style-name="P83"><text:span text:style-name="T70">y</text:span><text:span text:style-name="T68">扭質量</text:span><text:span text:style-name="T61"> = </text:span><text:span text:style-name="T65">0</text:span><text:span text:style-name="T61">。</text:span></text:p>
                                        </text:list-item>
                                        <text:list-item>
                                          <text:p text:style-name="P90"><text:span text:style-name="T61">星系總質量（仍然）有機率 不等於 </text:span><text:span text:style-name="T59">0</text:span><text:span text:style-name="T61">。</text:span></text:p>
                                          <text:list>
                                            <text:list-item>
                                              <text:p text:style-name="P92">明顯例子，電中性。</text:p>
                                            </text:list-item>
                                            <text:list-item>
                                              <text:p text:style-name="P90"><text:span text:style-name="T61">明顯例子，正電 + 負電 </text:span><text:span text:style-name="T59">= 0，原子 仍然有機率 帶有 中子、電子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91">電磁波。</text:p>
                                  <text:list>
                                    <text:list-item>
                                      <text:p text:style-name="P84"><text:span text:style-name="T34">宗速運動頻率 </text:span><text:span text:style-name="T56">↔</text:span><text:span text:style-name="T10">（</text:span><text:span text:style-name="T38">1 / </text:span><text:span text:style-name="T91">星系</text:span><text:span text:style-name="T10">公轉</text:span><text:span text:style-name="T82">週期）</text:span><text:span text:style-name="T38">。</text:span></text:p>
                                    </text:list-item>
                                    <text:list-item>
                                      <text:p text:style-name="P85"><text:span text:style-name="T38">電軸投影帶電量</text:span><text:span text:style-name="T34"> </text:span><text:span text:style-name="T56">↔</text:span><text:span text:style-name="T34"> </text:span><text:span text:style-name="T59">x</text:span><text:span text:style-name="T61">軸投影重心。</text:span></text:p>
                                    </text:list-item>
                                    <text:list-item>
                                      <text:p text:style-name="P86"><text:span text:style-name="T38">磁軸投影帶電量</text:span><text:span text:style-name="T34"> </text:span><text:span text:style-name="T56">↔</text:span><text:span text:style-name="T34"> </text:span><text:span text:style-name="T64">y</text:span><text:span text:style-name="T61">軸投影重心。</text:span></text:p>
                                    </text:list-item>
                                    <text:list-item>
                                      <text:p text:style-name="P87"><text:span text:style-name="T38">能量軸</text:span><text:span text:style-name="T34"> </text:span><text:span text:style-name="T56">↔</text:span><text:span text:style-name="T34"> </text:span><text:span text:style-name="T64">質量</text:span><text:span text:style-name="T61">軸。</text:span></text:p>
                                    </text:list-item>
                                    <text:list-item>
                                      <text:p text:style-name="P88"><text:span text:style-name="T68">電扭能量</text:span><text:span text:style-name="T61"> = </text:span><text:span text:style-name="T68">x扭質量</text:span><text:span text:style-name="T61">。</text:span></text:p>
                                      <text:list>
                                        <text:list-item>
                                          <text:p text:style-name="P88"><text:span text:style-name="T68">電扭能量 =</text:span><text:span text:style-name="T61">（</text:span><text:span text:style-name="T38">電軸投影帶電量</text:span><text:span text:style-name="T67">的值</text:span><text:span text:style-name="T61"> * </text:span><text:span text:style-name="T38">能量軸</text:span><text:span text:style-name="T67">的值）的 投影面積</text:span><text:span text:style-name="T68">。</text:span></text:p>
                                        </text:list-item>
                                        <text:list-item>
                                          <text:p text:style-name="P88"><text:span text:style-name="T68">x扭質量 =</text:span><text:span text:style-name="T61">（</text:span><text:span text:style-name="T59">x</text:span><text:span text:style-name="T61">軸投影重心</text:span><text:span text:style-name="T67">的值</text:span><text:span text:style-name="T61"> * </text:span><text:span text:style-name="T64">質量</text:span><text:span text:style-name="T61">軸</text:span><text:span text:style-name="T67">的值）的 投影面積</text:span><text:span text:style-name="T61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88"><text:span text:style-name="T68">磁扭能量</text:span><text:span text:style-name="T61"> = </text:span><text:span text:style-name="T69">y</text:span><text:span text:style-name="T68">扭質量</text:span><text:span text:style-name="T61">。</text:span></text:p>
                                      <text:list>
                                        <text:list-item>
                                          <text:p text:style-name="P88"><text:span text:style-name="T68">磁扭能量 =</text:span><text:span text:style-name="T61">（</text:span><text:span text:style-name="T68">磁</text:span><text:span text:style-name="T38">軸投影帶電量</text:span><text:span text:style-name="T67">的值</text:span><text:span text:style-name="T61"> * </text:span><text:span text:style-name="T38">能量軸</text:span><text:span text:style-name="T67">的值）的 投影面積</text:span><text:span text:style-name="T68">。</text:span></text:p>
                                        </text:list-item>
                                        <text:list-item>
                                          <text:p text:style-name="P88"><text:span text:style-name="T69">y</text:span><text:span text:style-name="T68">扭質量 =</text:span><text:span text:style-name="T61">（</text:span><text:span text:style-name="T69">y</text:span><text:span text:style-name="T61">軸投影重心</text:span><text:span text:style-name="T67">的值</text:span><text:span text:style-name="T61"> * </text:span><text:span text:style-name="T64">質量</text:span><text:span text:style-name="T61">軸</text:span><text:span text:style-name="T67">的值）的 投影面積</text:span><text:span text:style-name="T61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5"><text:span text:style-name="T42">第2種坐標系</text:span><text:span text:style-name="T100">。</text:span></text:p>
                              <text:list>
                                <text:list-item>
                                  <text:p text:style-name="P26"><text:span text:style-name="T91">星系</text:span><text:span text:style-name="T10">公轉</text:span><text:span text:style-name="T82">週期</text:span><text:span text:style-name="T4"> 越</text:span><text:span text:style-name="T82">大，</text:span><text:span text:style-name="T7">T</text:span><text:span text:style-name="T4"> 越</text:span><text:span text:style-name="T82">大</text:span><text:span text:style-name="T61">。</text:span></text:p>
                                </text:list-item>
                                <text:list-item>
                                  <text:p text:style-name="P26"><text:span text:style-name="T91">星系總質量</text:span><text:span text:style-name="T24"> 投影到 </text:span><text:span text:style-name="T37">動能</text:span><text:span text:style-name="T28">軸</text:span><text:span text:style-name="T98"> 的 </text:span><text:span text:style-name="T82">波峰</text:span><text:span text:style-name="T4"> 越</text:span><text:span text:style-name="T82">大，</text:span><text:span text:style-name="T61">θ</text:span><text:span text:style-name="T4"> 越大</text:span><text:span text:style-name="T61">。</text:span></text:p>
                                  <text:list>
                                    <text:list-item>
                                      <text:p text:style-name="P36"><text:span text:style-name="T61">位能軸</text:span><text:span text:style-name="T80">投影能量</text:span><text:span text:style-name="T61"> = </text:span><text:span text:style-name="T71">位能</text:span><text:span text:style-name="T61"> = 星系總能量</text:span><text:span text:style-name="T4"> * </text:span><text:span text:style-name="T2">cos</text:span><text:span text:style-name="T61">θ。</text:span></text:p>
                                    </text:list-item>
                                    <text:list-item>
                                      <text:p text:style-name="P36"><text:span text:style-name="T61">動能軸</text:span><text:span text:style-name="T80">投影能量</text:span><text:span text:style-name="T61"> = 動能 = 星系總能量</text:span><text:span text:style-name="T4"> * </text:span><text:span text:style-name="T6">sin</text:span><text:span text:style-name="T61">θ。</text:span></text:p>
                                      <text:list>
                                        <text:list-item>
                                          <text:p text:style-name="P89"><text:span text:style-name="T61">星系總能量</text:span><text:span text:style-name="T34"> </text:span><text:span text:style-name="T56">↔</text:span><text:span text:style-name="T34"> 極坐標系的 </text:span><text:span text:style-name="T40">r</text:span><text:span text:style-name="T4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53">電磁波。</text:p>
                                  <text:list>
                                    <text:list-item>
                                      <text:p text:style-name="P38"><text:span text:style-name="T34">宗速運動頻率 </text:span><text:span text:style-name="T56">↔</text:span><text:span text:style-name="T10">（</text:span><text:span text:style-name="T38">1 / </text:span><text:span text:style-name="T91">星系</text:span><text:span text:style-name="T10">公轉</text:span><text:span text:style-name="T82">週期）</text:span><text:span text:style-name="T38">。</text:span></text:p>
                                    </text:list-item>
                                    <text:list-item>
                                      <text:p text:style-name="P39"><text:span text:style-name="T38">電能軸</text:span><text:span text:style-name="T34"> </text:span><text:span text:style-name="T56">↔</text:span><text:span text:style-name="T34"> </text:span><text:span text:style-name="T63">位能</text:span><text:span text:style-name="T61">軸。</text:span></text:p>
                                    </text:list-item>
                                    <text:list-item>
                                      <text:p text:style-name="P39"><text:span text:style-name="T38">磁能軸</text:span><text:span text:style-name="T34"> </text:span><text:span text:style-name="T56">↔</text:span><text:span text:style-name="T34"> </text:span><text:span text:style-name="T64">動能</text:span><text:span text:style-name="T61">軸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0"><text:span text:style-name="T61">第</text:span><text:span text:style-name="T62">1種</text:span><text:span text:style-name="T2">坐標系</text:span><text:span text:style-name="T62">、第2種</text:span><text:span text:style-name="T2">坐標系</text:span><text:span text:style-name="T62"> 都有機率。</text:span></text:p>
                              <text:list>
                                <text:list-item>
                                  <text:p text:style-name="P40"><text:span text:style-name="T61">本書（暫時）採用 第</text:span><text:span text:style-name="T66">2</text:span><text:span text:style-name="T61">種</text:span><text:span text:style-name="T2">坐標系</text:span><text:span text:style-name="T61">。</text:span></text:p>
                                  <text:list>
                                    <text:list-item>
                                      <text:p text:style-name="P37"><text:span text:style-name="T34">宗速運動頻率 </text:span><text:span text:style-name="T56">↔</text:span><text:span text:style-name="T10">（</text:span><text:span text:style-name="T38">1 / </text:span><text:span text:style-name="T91">星系</text:span><text:span text:style-name="T10">公轉</text:span><text:span text:style-name="T82">週期）</text:span><text:span text:style-name="T61">。</text:span></text:p>
                                    </text:list-item>
                                    <text:list-item>
                                      <text:p text:style-name="P41"><text:span text:style-name="T38">電能軸</text:span><text:span text:style-name="T34"> </text:span><text:span text:style-name="T56">↔</text:span><text:span text:style-name="T34"> </text:span><text:span text:style-name="T63">位能</text:span><text:span text:style-name="T61">軸。</text:span></text:p>
                                    </text:list-item>
                                    <text:list-item>
                                      <text:p text:style-name="P37"><text:span text:style-name="T38">磁能軸</text:span><text:span text:style-name="T34"> </text:span><text:span text:style-name="T56">↔</text:span><text:span text:style-name="T34"> </text:span><text:span text:style-name="T64">動能</text:span><text:span text:style-name="T61">軸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2"><text:span text:style-name="T82">假定，該波 是 斜直線</text:span><text:span text:style-name="T61">。</text:span></text:p>
                      <text:list>
                        <text:list-item>
                          <text:p text:style-name="P42"><text:span text:style-name="T72">假定，d 是 無限趨近於0</text:span><text:span text:style-name="T61">。</text:span></text:p>
                        </text:list-item>
                        <text:list-item>
                          <text:p text:style-name="P43"><text:span text:style-name="T35">d前進速度</text:span><text:span text:style-name="T2"> = 宗速 * cos(d宗速方向</text:span><text:span text:style-name="T59">和前進方向之間的角度</text:span><text:span text:style-name="T2">)</text:span><text:span text:style-name="T59">。</text:span></text:p>
                        </text:list-item>
                        <text:list-item>
                          <text:p text:style-name="P44"><text:span text:style-name="T59">d前進距離 = d路徑長 * </text:span><text:span text:style-name="T2">cos(d宗速方向</text:span><text:span text:style-name="T59">和前進方向之間的角度</text:span><text:span text:style-name="T2">)</text:span><text:span text:style-name="T59">。</text:span></text:p>
                        </text:list-item>
                        <text:list-item>
                          <text:p text:style-name="P44"><text:span text:style-name="T59">d上升距離 = d路徑長 * sin</text:span><text:span text:style-name="T2">(d宗速方向</text:span><text:span text:style-name="T59">和前進方向之間的角度</text:span><text:span text:style-name="T2">)</text:span><text:span text:style-name="T59">。</text:span></text:p>
                        </text:list-item>
                        <text:list-item>
                          <text:p text:style-name="P54">d花費時間 = d路徑長 / 宗速。</text:p>
                          <text:list>
                            <text:list-item>
                              <text:p text:style-name="P54">d花費時間 = d前進距離 / d前進速度。</text:p>
                            </text:list-item>
                            <text:list-item>
                              <text:p text:style-name="P43"><text:span text:style-name="T73">d</text:span><text:span text:style-name="T59">前進距離 = d前進速度 * d花費時間。</text:span></text:p>
                            </text:list-item>
                            <text:list-item>
                              <text:p text:style-name="P45"><text:span text:style-name="T59">相同的 </text:span><text:span text:style-name="T74">d</text:span><text:span text:style-name="T59">花費時間，</text:span><text:span text:style-name="T74">d</text:span><text:span text:style-name="T59">前進速度 越高。</text:span></text:p>
                              <text:list>
                                <text:list-item>
                                  <text:p text:style-name="P45"><text:span text:style-name="T43">d</text:span><text:span text:style-name="T2">宗速方向</text:span><text:span text:style-name="T59">和前進方向之間的角度 越低。</text:span></text:p>
                                </text:list-item>
                                <text:list-item>
                                  <text:p text:style-name="P45"><text:span text:style-name="T74">d</text:span><text:span text:style-name="T59">前進距離 越高。</text:span></text:p>
                                </text:list-item>
                                <text:list-item>
                                  <text:p text:style-name="P45"><text:span text:style-name="T74">d</text:span><text:span text:style-name="T59">上升距離 越低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5">宗速運動頻率 是<text:span text:style-name="T176"> 以（速度 是）</text:span>宗速<text:span text:style-name="T176">（的）運動（</text:span>波<text:span text:style-name="T176">）</text:span>的 頻率。</text:p>
                      <text:list>
                        <text:list-item>
                          <text:p text:style-name="P13">明顯例子，空氣<text:span text:style-name="T54">的 </text:span>宗速運動頻率 是 以（速度 是）音速（的）運動（波）的 頻率。</text:p>
                        </text:list-item>
                      </text:list>
                    </text:list-item>
                  </text:list>
                </text:list-item>
                <text:list-item>
                  <text:p text:style-name="P9">明顯例子，假定，第一個個體 直接蘊含 第二個個體。</text:p>
                  <text:list>
                    <text:list-item>
                      <text:p text:style-name="P9">第二個個體的 速度 是 宗速。</text:p>
                    </text:list-item>
                    <text:list-item>
                      <text:p text:style-name="P121">宗速 相依於，第一個個體的 材料特性。</text:p>
                    </text:list-item>
                    <text:list-item>
                      <text:p text:style-name="P5">明顯例子，假定，空間 是 第一個個體。</text:p>
                      <text:list>
                        <text:list-item>
                          <text:p text:style-name="P5">假定，空間 直接蘊含 第二個個體。</text:p>
                        </text:list-item>
                        <text:list-item>
                          <text:p text:style-name="P10">第二個個體的 宗速 是 光速。</text:p>
                        </text:list-item>
                        <text:list-item>
                          <text:p text:style-name="P15">明顯例子，假定，空間的 傳遞速<text:span text:style-name="T1">度</text:span>（材料特性）是 光速。</text:p>
                          <text:list>
                            <text:list-item>
                              <text:p text:style-name="P14">光、重力波 的 宗速 是 光速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明顯例子，假定，空氣 是 第一個個體。</text:p>
                      <text:list>
                        <text:list-item>
                          <text:p text:style-name="P10">假定，空氣 直接蘊含 第二個個體。</text:p>
                        </text:list-item>
                        <text:list-item>
                          <text:p text:style-name="P10">第二個個體的 宗速 是 音速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（其他文件的 後續內容）</text:p>
              <text:list>
                <text:list-item>
                  <text:p text:style-name="P94">（<text:span text:style-name="T111">能量、儲量</text:span><text:span text:style-name="T107"> 文件群的 </text:span><text:span text:style-name="T103">光電效應</text:span>）</text:p>
                  <text:list>
                    <text:list-item>
                      <text:p text:style-name="P58">光強 是 光（本身）蘊含的 宗量。</text:p>
                      <text:list>
                        <text:list-item>
                          <text:p text:style-name="P58">已知，光強 正比於 (光的能量)<text:span text:style-name="T58">2</text:span><text:span text:style-name="T171">。</text:span></text:p>
                        </text:list-item>
                        <text:list-item>
                          <text:p text:style-name="P60">光強、光電效應 無相關。</text:p>
                        </text:list-item>
                        <text:list-item>
                          <text:p text:style-name="P117"><text:span text:style-name="T81">相同</text:span><text:span text:style-name="T178">的 </text:span><text:span text:style-name="T81">前進</text:span><text:span text:style-name="T136">速</text:span><text:span text:style-name="T142">度</text:span><text:span text:style-name="T81">，</text:span><text:span text:style-name="T178">光的 </text:span><text:span text:style-name="T81">振幅 越小→</text:span><text:span text:style-name="T182">宗速運動</text:span><text:span text:style-name="T88">頻率 越高→</text:span><text:span text:style-name="T81">電磁核</text:span><text:span text:style-name="T178">群</text:span><text:span text:style-name="T81">的 吸引力 越大。</text:span></text:p>
                          <text:list>
                            <text:list-item>
                              <text:p text:style-name="P68"><text:span text:style-name="T81">→</text:span><text:span text:style-name="T89"> 電磁波的 能量 越強 →</text:span><text:span text:style-name="T90"> 電子 被撞出 金屬板的 機率 越高</text:span><text:span text:style-name="T89">。</text:span></text:p>
                            </text:list-item>
                            <text:list-item>
                              <text:p text:style-name="P70"><text:span text:style-name="T81">光 </text:span><text:span text:style-name="T91">公轉</text:span><text:span text:style-name="T81"> 電磁核群，電磁核群</text:span><text:span text:style-name="T91"> </text:span><text:span text:style-name="T81">前進。</text:span></text:p>
                              <text:list>
                                <text:list-item>
                                  <text:p text:style-name="P71"><text:span text:style-name="T81">電磁核（群</text:span><text:span text:style-name="T48">）</text:span><text:span text:style-name="T57">↔</text:span><text:span text:style-name="T51"> </text:span><text:span text:style-name="T91">太陽、</text:span><text:span text:style-name="T95">恆星</text:span><text:span text:style-name="T91">、</text:span><text:span text:style-name="T95">星</text:span><text:span text:style-name="T91">體（</text:span><text:span text:style-name="T81">群</text:span><text:span text:style-name="T91">）</text:span><text:span text:style-name="T89">。</text:span></text:p>
                                  <text:list>
                                    <text:list-item>
                                      <text:p text:style-name="P73"><text:span text:style-name="T95">星</text:span><text:span text:style-name="T91">體（</text:span><text:span text:style-name="T81">群</text:span><text:span text:style-name="T91">）</text:span><text:span text:style-name="T102">的 明顯例子，單星系統、雙星系統、三體系統、</text:span><text:span text:style-name="T201">N</text:span><text:span text:style-name="T102">體系統</text:span><text:span text:style-name="T89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72"><text:span text:style-name="T81">光</text:span><text:span text:style-name="T48"> </text:span><text:span text:style-name="T57">↔</text:span><text:span text:style-name="T51"> </text:span><text:span text:style-name="T173">地球、行星、</text:span><text:span text:style-name="T175">星</text:span><text:span text:style-name="T173">體（</text:span><text:span text:style-name="T172">群</text:span><text:span text:style-name="T173">）</text:span><text:span text:style-name="T89">。</text:span></text:p>
                                </text:list-item>
                                <text:list-item>
                                  <text:p text:style-name="P76"><text:span text:style-name="T88">宗速運動頻率 </text:span><text:span text:style-name="T137">越大</text:span><text:span text:style-name="T48"> </text:span><text:span text:style-name="T57">↔</text:span><text:span text:style-name="T51"> </text:span><text:span text:style-name="T173">太陽、</text:span><text:span text:style-name="T175">恆星</text:span><text:span text:style-name="T173">、</text:span><text:span text:style-name="T175">星</text:span><text:span text:style-name="T173">體 質量、萬有引力 越大</text:span><text:span text:style-name="T89">。</text:span></text:p>
                                </text:list-item>
                                <text:list-item>
                                  <text:p text:style-name="P76"><text:span text:style-name="T81">前進</text:span><text:span text:style-name="T136">速</text:span><text:span text:style-name="T142">度</text:span><text:span text:style-name="T137"> 越大</text:span><text:span text:style-name="T140"> </text:span><text:span text:style-name="T165">↔</text:span><text:span text:style-name="T141"> </text:span><text:span text:style-name="T135">太陽、</text:span><text:span text:style-name="T138">恆星</text:span><text:span text:style-name="T135">、</text:span><text:span text:style-name="T138">星</text:span><text:span text:style-name="T135">體 </text:span><text:span text:style-name="T133">前進</text:span><text:span text:style-name="T136">速</text:span><text:span text:style-name="T142">度</text:span><text:span text:style-name="T137"> 越大</text:span><text:span text:style-name="T89">。</text:span></text:p>
                                </text:list-item>
                                <text:list-item>
                                  <text:p text:style-name="P75"><text:span text:style-name="T89">光強 越大</text:span><text:span text:style-name="T48"> </text:span><text:span text:style-name="T57">↔</text:span><text:span text:style-name="T51"> </text:span><text:span text:style-name="T173">行星、</text:span><text:span text:style-name="T175">恆星</text:span><text:span text:style-name="T173">、</text:span><text:span text:style-name="T175">星</text:span><text:span text:style-name="T173">體 數量 越多</text:span><text:span text:style-name="T89">。</text:span></text:p>
                                </text:list-item>
                              </text:list>
                            </text:list-item>
                            <text:list-item>
                              <text:p text:style-name="P115"><text:span text:style-name="T136">假定，</text:span><text:span text:style-name="T133">電磁核</text:span><text:span text:style-name="T177">群 在</text:span><text:span text:style-name="T133">做 </text:span><text:span text:style-name="T136">直線</text:span><text:span text:style-name="T133">運動</text:span><text:span text:style-name="T81">。</text:span></text:p>
                              <text:list>
                                <text:list-item>
                                  <text:p text:style-name="P116"><text:span text:style-name="T81">光</text:span><text:span text:style-name="T178">、電磁波 在</text:span><text:span text:style-name="T81">做 螺旋線運動</text:span><text:span text:style-name="T89">。</text:span></text:p>
                                </text:list-item>
                                <text:list-item>
                                  <text:p text:style-name="P74"><text:span text:style-name="T81">明顯例子，</text:span><text:span text:style-name="T136">假定，</text:span><text:span text:style-name="T81">太陽</text:span><text:span text:style-name="T133"> 在做 </text:span><text:span text:style-name="T136">直線</text:span><text:span text:style-name="T133">運動</text:span><text:span text:style-name="T89">。</text:span></text:p>
                                  <text:list>
                                    <text:list-item>
                                      <text:p text:style-name="P74"><text:span text:style-name="T173">地球</text:span><text:span text:style-name="T172"> 在做 螺旋線運動</text:span><text:span text:style-name="T89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8"><text:span text:style-name="T81">相同的 </text:span><text:span text:style-name="T88">宗速運動頻率，</text:span><text:span text:style-name="T81">光的 振幅 越大 →</text:span><text:span text:style-name="T88"> </text:span><text:span text:style-name="T81">光的 </text:span><text:span text:style-name="T61">前進速度、</text:span><text:span text:style-name="T4">前進距離 越小</text:span><text:span text:style-name="T81">。</text:span></text:p>
                          <text:list>
                            <text:list-item>
                              <text:p text:style-name="P47"><text:span text:style-name="T88">→ </text:span><text:span text:style-name="T81">電磁核群的 </text:span><text:span text:style-name="T61">前進速度、</text:span><text:span text:style-name="T4">前進距離</text:span><text:span text:style-name="T81"> 越</text:span><text:span text:style-name="T4">小</text:span><text:span text:style-name="T81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1">已知，電磁波 在做 螺旋線運動。</text:p>
              <text:list>
                <text:list-item>
                  <text:p text:style-name="P62">已知，相同 振幅，電磁波的 宗速運動頻率 越高，電磁核群的 吸引力 越強，能量 越高。</text:p>
                  <text:list>
                    <text:list-item>
                      <text:p text:style-name="P63">電磁核群 越容易吸住 電子（脫離 金屬板）。</text:p>
                      <text:list>
                        <text:list-item>
                          <text:p text:style-name="P65">電磁核 <text:span text:style-name="T207">↔</text:span><text:span text:style-name="T206"> </text:span><text:span text:style-name="T143">小</text:span><text:span text:style-name="T206">型 鬆散的沙粉球</text:span>。</text:p>
                        </text:list-item>
                        <text:list-item>
                          <text:p text:style-name="P64">電子 <text:span text:style-name="T207">↔</text:span><text:span text:style-name="T206"> 大型 鬆散的沙粉球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62">能量 越高，（電磁波 進入的）電子的 速度 越高，電子的 速度 越容易 高於 逃逸速度。</text:p>
                  <text:list>
                    <text:list-item>
                      <text:p text:style-name="P62">電子 越容易 脫離 金屬板。</text:p>
                    </text:list-item>
                    <text:list-item>
                      <text:p text:style-name="P62">明顯例子，太陽光 照射 空氣。</text:p>
                      <text:list>
                        <text:list-item>
                          <text:p text:style-name="P66">空氣的 速度 提高，空氣的 速度 越容易 高於（離開 地球 所需的）逃逸速度。</text:p>
                        </text:list-item>
                        <text:list-item>
                          <text:p text:style-name="P66">空氣 越容易 脫離 地球。</text:p>
                        </text:list-item>
                      </text:list>
                    </text:list-item>
                    <text:list-item>
                      <text:p text:style-name="P62">明顯例子，力 推動 空氣。</text:p>
                      <text:list>
                        <text:list-item>
                          <text:p text:style-name="P66">空氣的 速度 提高，空氣的 速度 越容易 高於（離開 地球 所需的）逃逸速度。</text:p>
                        </text:list-item>
                        <text:list-item>
                          <text:p text:style-name="P66">空氣 越容易 脫離 地球。</text:p>
                        </text:list-item>
                      </text:list>
                    </text:list-item>
                  </text:list>
                </text:list-item>
                <text:list-item>
                  <text:p text:style-name="P66">明顯例子，在 失重 的 外太空。</text:p>
                  <text:list>
                    <text:list-item>
                      <text:p text:style-name="P69"><text:span text:style-name="T93">沙粉</text:span><text:span text:style-name="T91"> 聚集成 鬆散的沙粉球。</text:span></text:p>
                      <text:list>
                        <text:list-item>
                          <text:p text:style-name="P66">沙粉 是 一堆沙粒。</text:p>
                        </text:list-item>
                      </text:list>
                    </text:list-item>
                    <text:list-item>
                      <text:p text:style-name="P66">假定，某一特定沙粒（高速）衝向 沙粉球。</text:p>
                      <text:list>
                        <text:list-item>
                          <text:p text:style-name="P66">沙粒 有機率穿過 沙粉球。</text:p>
                          <text:list>
                            <text:list-item>
                              <text:p text:style-name="P66">沙粒、沙粉球 沒有 撞擊 現象。</text:p>
                              <text:list>
                                <text:list-item>
                                  <text:p text:style-name="P66">明顯例子，奧莫莫。</text:p>
                                </text:list-item>
                              </text:list>
                            </text:list-item>
                            <text:list-item>
                              <text:p text:style-name="P66">沙粒、沙粉 仍然有 交互作用。</text:p>
                              <text:list>
                                <text:list-item>
                                  <text:p text:style-name="P66">明顯例子，奧莫莫、地球 萬有引力作用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6">沙粒 有機率撞穿 沙粉球。</text:p>
                          <text:list>
                            <text:list-item>
                              <text:p text:style-name="P66">沙粒 沒有被 沙粉球 捕捉到。</text:p>
                            </text:list-item>
                            <text:list-item>
                              <text:p text:style-name="P66">（原本在 沙粉球 裡面的）幾個沙粒 有機率被撞出 沙粉球。</text:p>
                              <text:list>
                                <text:list-item>
                                  <text:p text:style-name="P66">該幾個沙粒 有機率脫離 沙粉球。</text:p>
                                </text:list-item>
                                <text:list-item>
                                  <text:p text:style-name="P66">該幾個沙粒 有機率變成 流浪沙粒。</text:p>
                                </text:list-item>
                                <text:list-item>
                                  <text:p text:style-name="P66">該幾個沙粒 有機率 被沙粒捕捉、繞著沙粒做公轉和自轉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6">沙粒 有機率被 沙粉球 捕捉到，變成 沙粉球的 內在物質、其中一份子。</text:p>
                          <text:list>
                            <text:list-item>
                              <text:p text:style-name="P66">沙粒 有機率撞到 之後，被 <text:s/>捕捉到，變成 沙粉球的 內在物質、其中一份子。</text:p>
                            </text:list-item>
                            <text:list-item>
                              <text:p text:style-name="P66">沙粒 有機率沒有撞到 其他沙粒，被 沙粉球 捕捉到，變成 沙粉球的 內在物質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6">假定，沙粉球捕捉到沙粒、沙粒捕捉到沙粉球。</text:p>
                      <text:list>
                        <text:list-item>
                          <text:p text:style-name="P66">沙粒的 質量 越小，沙粉球捕捉到沙粒的 機率 越高。</text:p>
                        </text:list-item>
                        <text:list-item>
                          <text:p text:style-name="P66">沙粒的 質量 越大，沙粒捕捉到沙粉球的 機率 越高。</text:p>
                          <text:list>
                            <text:list-item>
                              <text:p text:style-name="P66">沙粉球 被 沙粒 拉著跑、推著跑。</text:p>
                              <text:list>
                                <text:list-item>
                                  <text:p text:style-name="P69"><text:span text:style-name="T91">拉著跑 →</text:span><text:span text:style-name="T92"> 被聚集、沙粉球繞著沙粒公轉和自轉、沙粉球跟著沙粒前進。</text:span></text:p>
                                </text:list-item>
                                <text:list-item>
                                  <text:p text:style-name="P69"><text:span text:style-name="T92">推著跑 → 被吹散、沙粉球被（部分、全部）打散。</text:span><text:span text:style-name="T123">（抽象例子，核分裂）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0">光<text:span text:style-name="T176">、電磁波</text:span> 不是 <text:span text:style-name="T176">一個 </text:span>波、粒子。</text:p>
                      <text:list>
                        <text:list-item>
                          <text:p text:style-name="P119">光<text:span text:style-name="T176">、電磁波 </text:span>是<text:span text:style-name="T176"> 一個（以上）粒子、</text:span>一群粒子<text:span text:style-name="T176">、一個宗態譜個體、一群宗態譜個體</text:span>。</text:p>
                          <text:list>
                            <text:list-item>
                              <text:p text:style-name="P66">力、（人類 認定的）能量、物質 不是 波、粒子。</text:p>
                            </text:list-item>
                            <text:list-item>
                              <text:p text:style-name="P66">能量、物質、空間 是，一個、一群 宗速運動頻率 組成的 宗態譜個體。</text:p>
                              <text:list>
                                <text:list-item>
                                  <text:p text:style-name="P96"><text:span text:style-name="T91">（宗態譜 的 相關描述在 能量、儲量 文件群的 </text:span><text:span text:style-name="T105">宗態</text:span><text:span text:style-name="T91">、</text:span><text:span text:style-name="T105">宗態譜</text:span><text:span text:style-name="T91">）</text:span></text:p>
                                </text:list-item>
                                <text:list-item>
                                  <text:p text:style-name="P66">組成 是 包覆、蘊含、擁有、宗疊。</text:p>
                                </text:list-item>
                                <text:list-item>
                                  <text:p text:style-name="P69"><text:span text:style-name="T91">宗速運動頻率</text:span><text:span text:style-name="T48"> </text:span><text:span text:style-name="T57">↔</text:span><text:span text:style-name="T51"> 太陽系的 公轉頻率</text:span><text:span text:style-name="T91">。</text:span></text:p>
                                  <text:list>
                                    <text:list-item>
                                      <text:p text:style-name="P97">（後面有提到）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9">一群粒子 形成<text:span text:style-name="T176">（人類 認定的）</text:span>波粒二象性。</text:p>
                          <text:list>
                            <text:list-item>
                              <text:p text:style-name="P66">已知，波粒二象性 不是 同時出現 波、粒子 兩種 特徵、特性、性質。</text:p>
                            </text:list-item>
                            <text:list-item>
                              <text:p text:style-name="P66">已知，波粒二象性 是 有時出現波的特徵、有時出現粒子的特徵。</text:p>
                              <text:list>
                                <text:list-item>
                                  <text:p text:style-name="P77"><text:span text:style-name="T91">明顯例子，液態水 有時形成</text:span><text:span text:style-name="T24">河水、有時聚集成</text:span><text:span text:style-name="T91">雨水。</text:span></text:p>
                                </text:list-item>
                                <text:list-item>
                                  <text:p text:style-name="P69"><text:span text:style-name="T91">明顯例子，鳥群 有時聚在一起飛行</text:span><text:span text:style-name="T24">舞動、有時V字形飛行</text:span><text:span text:style-name="T91">。</text:span></text:p>
                                  <text:list>
                                    <text:list-item>
                                      <text:p text:style-name="P69"><text:span text:style-name="T91">鳥群 有機率做出，看起來像 聚在一起飛行</text:span><text:span text:style-name="T24">舞動的 V字形飛行。</text:span></text:p>
                                    </text:list-item>
                                    <text:list-item>
                                      <text:p text:style-name="P69"><text:span text:style-name="T91">某一特定個體 有機率，把 鳥群 視為 一隻鳥</text:span><text:span text:style-name="T94">。</text:span></text:p>
                                      <text:list>
                                        <text:list-item>
                                          <text:p text:style-name="P66">該個體 有機率認定，鳥群 是 一個 結實個體、無法再被細分的個體。</text:p>
                                        </text:list-item>
                                        <text:list-item>
                                          <text:p text:style-name="P67">明顯例子。</text:p>
                                          <text:list>
                                            <text:list-item>
                                              <text:p text:style-name="P69"><text:span text:style-name="T95">該個體 有機率，把 太陽系 視為 一顆恆星</text:span><text:span text:style-name="T91">。</text:span></text:p>
                                            </text:list-item>
                                            <text:list-item>
                                              <text:p text:style-name="P66">該個體 有機率認定，太陽系 是 一顆太陽。</text:p>
                                            </text:list-item>
                                            <text:list-item>
                                              <text:p text:style-name="P66">該個體 有機率認定，太陽系 等於 太陽。</text:p>
                                            </text:list-item>
                                            <text:list-item>
                                              <text:p text:style-name="P66">該個體 有機率認定，太陽系的 質量 等於 太陽的 質量。</text:p>
                                            </text:list-item>
                                            <text:list-item>
                                              <text:p text:style-name="P66">該個體 有機率認定，太陽系 不存在 行星、衛星、彗星、小行星。</text:p>
                                            </text:list-item>
                                            <text:list-item>
                                              <text:p text:style-name="P69"><text:span text:style-name="T95">該個體 有機率認定，太陽系</text:span><text:span text:style-name="T91"> 是 一個 結實個體。</text:span></text:p>
                                            </text:list-item>
                                            <text:list-item>
                                              <text:p text:style-name="P66">該個體 有機率不知道，太陽系 可以 再細分出 太陽、地球、月球。</text:p>
                                            </text:list-item>
                                            <text:list-item>
                                              <text:p text:style-name="P66">該個體 有機率不知道，地球 在 公轉、自轉。</text:p>
                                            </text:list-item>
                                            <text:list-item>
                                              <text:p text:style-name="P66">該個體 有機率不知道，地球 有機率 脫離太陽系、進入其他星系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67">明顯例子。</text:p>
                                          <text:list>
                                            <text:list-item>
                                              <text:p text:style-name="P69"><text:span text:style-name="T95">該個體 有機率，把 某一特定星系 視為 一顆恆星</text:span><text:span text:style-name="T91">。</text:span></text:p>
                                            </text:list-item>
                                            <text:list-item>
                                              <text:p text:style-name="P66">該個體 有機率認定，該星系 是 一顆恆星。</text:p>
                                            </text:list-item>
                                            <text:list-item>
                                              <text:p text:style-name="P66">該個體 有機率認定，該陽系 等於 一顆恆星。</text:p>
                                            </text:list-item>
                                            <text:list-item>
                                              <text:p text:style-name="P66">該個體 有機率認定，該星系（只）有 一顆恆星。</text:p>
                                            </text:list-item>
                                            <text:list-item>
                                              <text:p text:style-name="P69"><text:span text:style-name="T91">該個體 有機率不知道，該星系 有機率有</text:span><text:span text:style-name="T24"> 某一特定伴星系</text:span><text:span text:style-name="T91">。</text:span></text:p>
                                            </text:list-item>
                                            <text:list-item>
                                              <text:p text:style-name="P69"><text:span text:style-name="T91">該個體 有機率不知道，該星系 有機率有</text:span><text:span text:style-name="T24"> </text:span><text:span text:style-name="T25">1</text:span><text:span text:style-name="T24">顆恆</text:span><text:span text:style-name="T91">星（以上）。</text:span></text:p>
                                            </text:list-item>
                                            <text:list-item>
                                              <text:p text:style-name="P69"><text:span text:style-name="T91">該個體 有機率不知道，該星系 有機率有</text:span><text:span text:style-name="T24"> </text:span><text:span text:style-name="T25">n體問題</text:span><text:span text:style-name="T91">。</text:span></text:p>
                                            </text:list-item>
                                            <text:list-item>
                                              <text:p text:style-name="P69"><text:span text:style-name="T91">該個體 有機率不知道，該星系 有機率有</text:span><text:span text:style-name="T24"> 某一特定</text:span><text:span text:style-name="T25">黑洞</text:span><text:span text:style-name="T91">。</text:span></text:p>
                                            </text:list-item>
                                            <text:list-item>
                                              <text:p text:style-name="P69"><text:span text:style-name="T91">該個體 有機率不知道，該星系</text:span><text:span text:style-name="T25">、其他星系 有機率 碰撞、合併</text:span><text:span text:style-name="T91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9"><text:span text:style-name="T91">該個體 有機率認定，這隻鳥 有（飛行舞動）（</text:span><text:span text:style-name="T24">V</text:span><text:span text:style-name="T91">字形飛行）二象性。</text:span></text:p>
                                    </text:list-item>
                                    <text:list-item>
                                      <text:p text:style-name="P66">該個體 有機率認定，鳥群 不能再分割、不能再細分。</text:p>
                                    </text:list-item>
                                    <text:list-item>
                                      <text:p text:style-name="P67">該個體 有機率認定，鳥群 是 一隻 鳥類個體。</text:p>
                                    </text:list-item>
                                    <text:list-item>
                                      <text:p text:style-name="P69"><text:span text:style-name="T91">該個體 有機率不知道，鳥群 是由</text:span><text:span text:style-name="T24"> </text:span><text:span text:style-name="T26">n隻 </text:span><text:span text:style-name="T95">鳥類個體 組成。</text:span></text:p>
                                    </text:list-item>
                                    <text:list-item>
                                      <text:p text:style-name="P69"><text:span text:style-name="T95">該個體 有機率認定，</text:span><text:span text:style-name="T96">不同鳥群 都是 同一個鳥類物種的（鳥類）個體</text:span><text:span text:style-name="T95">。</text:span></text:p>
                                      <text:list>
                                        <text:list-item>
                                          <text:p text:style-name="P67">明顯例子，該個體 有機率認定，太陽系、仙女星系 都是 一顆白矮星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7">該個體 有機率認定，鳥群是由 同一種、只有一種 鳥類，的個體群 組成。</text:p>
                                    </text:list-item>
                                    <text:list-item>
                                      <text:p text:style-name="P69"><text:span text:style-name="T91">該個體 有機率不知道，不同</text:span><text:span text:style-name="T26"> </text:span><text:span text:style-name="T95">鳥類個體 有 不同 大小、特徵、特性。</text:span></text:p>
                                    </text:list-item>
                                    <text:list-item>
                                      <text:p text:style-name="P69"><text:span text:style-name="T91">該個體 有機率不知道，不同</text:span><text:span text:style-name="T26"> </text:span><text:span text:style-name="T95">鳥類 有 不同 大小、特徵、特性。</text:span></text:p>
                                    </text:list-item>
                                    <text:list-item>
                                      <text:p text:style-name="P69"><text:span text:style-name="T91">該個體 有機率不知道，物種</text:span><text:span text:style-name="T95"> 有 鳥類、魚類、人類。</text:span></text:p>
                                    </text:list-item>
                                    <text:list-item>
                                      <text:p text:style-name="P98">該個體 有機率不知道，物種 有 碳基生命物種、矽基生命物種。</text:p>
                                    </text:list-item>
                                    <text:list-item>
                                      <text:p text:style-name="P98">該個體 有機率不知道，物種 有 原生物種、亞種原生物種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6">波的 特性。</text:p>
                              <text:list>
                                <text:list-item>
                                  <text:p text:style-name="P66">明顯例子，鳥群 聚在一起 飛行舞動，形成 波的 特性。</text:p>
                                </text:list-item>
                                <text:list-item>
                                  <text:p text:style-name="P66">明顯例子，魚群 聚在一起 游泳舞動，形成 波的 特性。</text:p>
                                </text:list-item>
                                <text:list-item>
                                  <text:p text:style-name="P66">明顯例子，腳踏車競賽，選手群 聚在一起 前進，形成 波的 特性。</text:p>
                                </text:list-item>
                              </text:list>
                            </text:list-item>
                            <text:list-item>
                              <text:p text:style-name="P66">粒子的 特性。</text:p>
                              <text:list>
                                <text:list-item>
                                  <text:p text:style-name="P69"><text:span text:style-name="T91">明顯例子，候鳥</text:span><text:span text:style-name="T24"> V字</text:span><text:span text:style-name="T91">形 飛行，形成 粒子的 特性。</text:span></text:p>
                                </text:list-item>
                                <text:list-item>
                                  <text:p text:style-name="P66">明顯例子，小魚 魚貫形 前進，形成 粒子的 特性。</text:p>
                                </text:list-item>
                                <text:list-item>
                                  <text:p text:style-name="P69"><text:span text:style-name="T91">明顯例子，腳踏車競賽，</text:span><text:span text:style-name="T173">破風者、</text:span><text:span text:style-name="T91">追風者 一字形 前進，形成 粒子的 特性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8"><text:span text:style-name="T183">沙粒</text:span><text:span text:style-name="T189"> </text:span><text:span text:style-name="T193">↔</text:span><text:span text:style-name="T190"> </text:span><text:span text:style-name="T51">電磁波</text:span><text:span text:style-name="T48"> </text:span><text:span text:style-name="T57">↔</text:span><text:span text:style-name="T51"> 太陽系</text:span><text:span text:style-name="T91">。</text:span></text:p>
                      <text:list>
                        <text:list-item>
                          <text:p text:style-name="P69"><text:span text:style-name="T91">沙粒</text:span><text:span text:style-name="T48"> </text:span><text:span text:style-name="T57">↔</text:span><text:span text:style-name="T51"> 電磁波</text:span><text:span text:style-name="T48"> </text:span><text:span text:style-name="T57">↔</text:span><text:span text:style-name="T51"> 太陽系</text:span><text:span text:style-name="T91">。</text:span></text:p>
                          <text:list>
                            <text:list-item>
                              <text:p text:style-name="P69"><text:span text:style-name="T91">沙粒</text:span><text:span text:style-name="T48"> </text:span><text:span text:style-name="T57">↔</text:span><text:span text:style-name="T51"> &lt;?</text:span><text:span text:style-name="T52">a&gt;個體、第a層級宗態譜個體</text:span><text:span text:style-name="T48"> </text:span><text:span text:style-name="T57">↔</text:span><text:span text:style-name="T51"> 太陽系</text:span><text:span text:style-name="T91">。</text:span></text:p>
                            </text:list-item>
                            <text:list-item>
                              <text:p text:style-name="P69"><text:span text:style-name="T91">電磁波</text:span><text:span text:style-name="T48"> </text:span><text:span text:style-name="T57">↔</text:span><text:span text:style-name="T51"> 星系、</text:span><text:span text:style-name="T91">星系結構。</text:span></text:p>
                            </text:list-item>
                          </text:list>
                        </text:list-item>
                        <text:list-item>
                          <text:p text:style-name="P69"><text:span text:style-name="T91">沙粉球</text:span><text:span text:style-name="T48"> </text:span><text:span text:style-name="T57">↔</text:span><text:span text:style-name="T51"> 電子、金屬板、（人類 認定的）能量、物質</text:span><text:span text:style-name="T48"> </text:span><text:span text:style-name="T57">↔</text:span><text:span text:style-name="T51"> 其他星系</text:span><text:span text:style-name="T91">。</text:span></text:p>
                          <text:list>
                            <text:list-item>
                              <text:p text:style-name="P69"><text:span text:style-name="T91">沙粉球</text:span><text:span text:style-name="T48"> </text:span><text:span text:style-name="T57">↔</text:span><text:span text:style-name="T51"> &lt;?</text:span><text:span text:style-name="T53">b</text:span><text:span text:style-name="T52">&gt;個體、第</text:span><text:span text:style-name="T53">b</text:span><text:span text:style-name="T52">層級宗態譜個體</text:span><text:span text:style-name="T48"> </text:span><text:span text:style-name="T57">↔</text:span><text:span text:style-name="T51"> 其他星系</text:span><text:span text:style-name="T91">。</text:span><text:span text:style-name="T116">（</text:span><text:span text:style-name="T125">a</text:span><text:span text:style-name="T117">n </text:span><text:span text:style-name="T118">≥</text:span><text:span text:style-name="T119"> a、b </text:span><text:span text:style-name="T118">≥</text:span><text:span text:style-name="T119"> </text:span><text:span text:style-name="T126">a</text:span><text:span text:style-name="T119">u</text:span><text:span text:style-name="T124">）</text:span></text:p>
                            </text:list-item>
                          </text:list>
                        </text:list-item>
                        <text:list-item>
                          <text:p text:style-name="P69"><text:span text:style-name="T91">沙粒、沙粉球 的 質量</text:span><text:span text:style-name="T48"> </text:span><text:span text:style-name="T57">↔</text:span><text:span text:style-name="T51"> 電磁核群、電子的 帶電量</text:span><text:span text:style-name="T48"> </text:span><text:span text:style-name="T57">↔</text:span><text:span text:style-name="T51"> 太陽系、其他星系的 質量</text:span><text:span text:style-name="T91">。</text:span></text:p>
                        </text:list-item>
                        <text:list-item>
                          <text:p text:style-name="P69"><text:span text:style-name="T91">沙粒熱輻射的 變化</text:span><text:span text:style-name="T48"> </text:span><text:span text:style-name="T57">↔</text:span><text:span text:style-name="T51"> 電磁核群的 振幅變化</text:span><text:span text:style-name="T48"> </text:span><text:span text:style-name="T57">↔</text:span><text:span text:style-name="T51"> 太陽風的 週期變化</text:span><text:span text:style-name="T91">。</text:span></text:p>
                        </text:list-item>
                        <text:list-item>
                          <text:p text:style-name="P69"><text:span text:style-name="T91">沙粒、沙粉球 的 公轉頻率</text:span><text:span text:style-name="T48"> </text:span><text:span text:style-name="T57">↔</text:span><text:span text:style-name="T51"> 電磁波的 宗速運動頻率</text:span><text:span text:style-name="T48"> </text:span><text:span text:style-name="T57">↔</text:span><text:span text:style-name="T51"> 太陽系的 公轉頻率</text:span><text:span text:style-name="T91">。</text:span></text:p>
                          <text:list>
                            <text:list-item>
                              <text:p text:style-name="P66">太陽系的 公轉頻率 不是 地球的 公轉頻率。</text:p>
                            </text:list-item>
                            <text:list-item>
                              <text:p text:style-name="P69"><text:span text:style-name="T91">太陽系的 公轉頻率 是 太陽系 完成一個公轉週期的 頻率、</text:span><text:span text:style-name="T24">（</text:span><text:span text:style-name="T27">所需時</text:span><text:span text:style-name="T97">間的倒數</text:span><text:span text:style-name="T91">）。</text:span></text:p>
                            </text:list-item>
                            <text:list-item>
                              <text:p text:style-name="P69"><text:span text:style-name="T51">電磁波的 宗速運動頻率</text:span><text:span text:style-name="T173"> 是 電磁波 完成一個公轉週期的 頻率</text:span><text:span text:style-name="T91">。</text:span></text:p>
                              <text:list>
                                <text:list-item>
                                  <text:p text:style-name="P66">電磁波的 波形 有機率不是 完美的 弦波。</text:p>
                                </text:list-item>
                                <text:list-item>
                                  <text:p text:style-name="P66">電磁波的 波形 有機率是 某一特定曲線。</text:p>
                                  <text:list>
                                    <text:list-item>
                                      <text:p text:style-name="P69"><text:span text:style-name="T91">電磁波的 波形</text:span><text:span text:style-name="T48"> </text:span><text:span text:style-name="T57">↔</text:span><text:span text:style-name="T51"> </text:span><text:span text:style-name="T91">太陽系（</text:span><text:span text:style-name="T173">一個公轉週期）</text:span><text:span text:style-name="T91">的 總質量變化曲線。</text:span></text:p>
                                      <text:list>
                                        <text:list-item>
                                          <text:p text:style-name="P69"><text:span text:style-name="T91">電磁波的 電波形</text:span><text:span text:style-name="T48"> </text:span><text:span text:style-name="T57">↔</text:span><text:span text:style-name="T51"> </text:span><text:span text:style-name="T91">太陽系的 總質量</text:span><text:span text:style-name="T24"> 投影到 </text:span><text:span text:style-name="T28">x軸</text:span><text:span text:style-name="T98"> 的 </text:span><text:span text:style-name="T91">變化曲線。</text:span></text:p>
                                        </text:list-item>
                                        <text:list-item>
                                          <text:p text:style-name="P69"><text:span text:style-name="T91">電磁波的 磁波形</text:span><text:span text:style-name="T48"> </text:span><text:span text:style-name="T57">↔</text:span><text:span text:style-name="T51"> </text:span><text:span text:style-name="T91">太陽系的 總質量</text:span><text:span text:style-name="T24"> 投影到 </text:span><text:span text:style-name="T29">y</text:span><text:span text:style-name="T28">軸</text:span><text:span text:style-name="T98"> 的 </text:span><text:span text:style-name="T91">變化曲線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6">明顯例子，太陽系的 總質量變化曲線 不是 完美的 弦波。</text:p>
                                      <text:list>
                                        <text:list-item>
                                          <text:p text:style-name="P66">太陽系的 總質量變化曲線 是 某一特定曲線。</text:p>
                                        </text:list-item>
                                        <text:list-item>
                                          <text:p text:style-name="P66">明顯例子，地球、水星 的 公轉 沒有同步、沒有共振。</text:p>
                                          <text:list>
                                            <text:list-item>
                                              <text:p text:style-name="P66">太陽系的 總質量變化曲線 不會形成、無法形成 完美的 弦波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9"><text:span text:style-name="T134">宗速運動頻率 越高</text:span><text:span text:style-name="T140"> </text:span><text:span text:style-name="T165">↔</text:span><text:span text:style-name="T141"> </text:span><text:span text:style-name="T135">公轉頻率 越高</text:span><text:span text:style-name="T140"> </text:span><text:span text:style-name="T165">↔</text:span><text:span text:style-name="T141"> </text:span><text:span text:style-name="T135">太陽系的 動能 越高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6">電磁波的 最大電振幅、最大磁振幅 越大，整體帶電量 越大。</text:p>
                              <text:list>
                                <text:list-item>
                                  <text:p text:style-name="P69"><text:span text:style-name="T91">整體帶電量、 最大電振幅、最大磁振幅</text:span><text:span text:style-name="T28"> 之間的 關係，跟 電磁坐標系 有關</text:span><text:span text:style-name="T91">。</text:span></text:p>
                                </text:list-item>
                                <text:list-item>
                                  <text:p text:style-name="P69"><text:span text:style-name="T91">太陽系的 最大（總質量</text:span><text:span text:style-name="T24"> 投影到 </text:span><text:span text:style-name="T28">x軸 的）</text:span><text:span text:style-name="T30">x軸投影</text:span><text:span text:style-name="T28">質量 越大，總質量 越大</text:span><text:span text:style-name="T91">。</text:span></text:p>
                                </text:list-item>
                                <text:list-item>
                                  <text:p text:style-name="P69"><text:span text:style-name="T91">太陽系的 最大（總質量</text:span><text:span text:style-name="T24"> 投影到 </text:span><text:span text:style-name="T31">y</text:span><text:span text:style-name="T28">軸 的）</text:span><text:span text:style-name="T30">y軸投影</text:span><text:span text:style-name="T28">質量 越大，總質量 越大</text:span><text:span text:style-name="T91">。</text:span></text:p>
                                  <text:list>
                                    <text:list-item>
                                      <text:p text:style-name="P69"><text:span text:style-name="T91">總質量、</text:span><text:span text:style-name="T30">x軸投影</text:span><text:span text:style-name="T28">質量、</text:span><text:span text:style-name="T32">y</text:span><text:span text:style-name="T30">軸投影</text:span><text:span text:style-name="T28">質量 之間的 關係，跟 </text:span><text:span text:style-name="T33">xy</text:span><text:span text:style-name="T28">坐標系 有關</text:span><text:span text:style-name="T91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9"><text:span text:style-name="T91">假定，該沙子 做 直線運動</text:span><text:span text:style-name="T48"> </text:span><text:span text:style-name="T57">↔</text:span><text:span text:style-name="T51"> 電磁核群</text:span><text:span text:style-name="T48"> </text:span><text:span text:style-name="T57">↔</text:span><text:span text:style-name="T51"> 太陽 做 直線運動</text:span><text:span text:style-name="T91">。</text:span><text:span text:style-name="T129">（前進方向 是 太陽的 前進方向）</text:span></text:p>
                              <text:list>
                                <text:list-item>
                                  <text:p text:style-name="P69"><text:span text:style-name="T48">沙群 做 螺旋線運動 </text:span><text:span text:style-name="T57">↔</text:span><text:span text:style-name="T51"> 電磁波 做 螺旋線運動</text:span><text:span text:style-name="T48"> </text:span><text:span text:style-name="T57">↔</text:span><text:span text:style-name="T51"> 太陽系 做 螺旋線運動</text:span><text:span text:style-name="T91">。</text:span></text:p>
                                  <text:list>
                                    <text:list-item>
                                      <text:p text:style-name="P69"><text:span text:style-name="T51">太陽系 做 螺旋線運動 是（繞著 太陽 公轉 的）行星 做 螺旋線運動</text:span><text:span text:style-name="T91">。</text:span></text:p>
                                    </text:list-item>
                                    <text:list-item>
                                      <text:p text:style-name="P69"><text:span text:style-name="T51">太陽系做螺旋線運動是</text:span><text:span text:style-name="T50">(</text:span><text:span text:style-name="T51">前進方向、公轉平面有夾角的</text:span><text:span text:style-name="T50">)</text:span><text:span text:style-name="T51">行星做螺旋線運動</text:span><text:span text:style-name="T91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69"><text:span text:style-name="T51">電磁波 </text:span><text:span text:style-name="T173">有機率形成</text:span><text:span text:style-name="T51"> 星系</text:span><text:span text:style-name="T110">型光痕</text:span><text:span text:style-name="T91">。</text:span></text:p>
                                  <text:list>
                                    <text:list-item>
                                      <text:p text:style-name="P69"><text:span text:style-name="T51">星系</text:span><text:span text:style-name="T110">型光痕</text:span><text:span text:style-name="T51"> 是</text:span><text:span text:style-name="T48">，</text:span><text:span text:style-name="T51">電磁波的 </text:span><text:span text:style-name="T173">內在物質</text:span><text:span text:style-name="T51"> </text:span><text:span text:style-name="T173">形成</text:span><text:span text:style-name="T51">的 </text:span><text:span text:style-name="T110">光痕</text:span><text:span text:style-name="T51">。</text:span></text:p>
                                      <text:list>
                                        <text:list-item>
                                          <text:p text:style-name="P69"><text:span text:style-name="T51">星系</text:span><text:span text:style-name="T110">型光痕</text:span><text:span text:style-name="T51"> 是 電磁波的 </text:span><text:span text:style-name="T173">內在物質</text:span><text:span text:style-name="T51"> </text:span><text:span text:style-name="T173">形成</text:span><text:span text:style-name="T51">的 </text:span><text:span text:style-name="T110">道路型光痕</text:span><text:span text:style-name="T173">、</text:span><text:span text:style-name="T110">擾動型光痕</text:span><text:span text:style-name="T51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9"><text:span text:style-name="T51">星系</text:span><text:span text:style-name="T110">型光痕</text:span><text:span text:style-name="T51">。</text:span></text:p>
                                      <text:list>
                                        <text:list-item>
                                          <text:p text:style-name="P69"><text:span text:style-name="T51">星系</text:span><text:span text:style-name="T110">型道路型光痕</text:span><text:span text:style-name="T91">。</text:span></text:p>
                                        </text:list-item>
                                        <text:list-item>
                                          <text:p text:style-name="P69"><text:span text:style-name="T51">星系</text:span><text:span text:style-name="T110">型擾動型光痕</text:span><text:span text:style-name="T91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9"><text:span text:style-name="T51">電磁波 </text:span><text:span text:style-name="T173">有機率被撞</text:span><text:span text:style-name="T174">散</text:span><text:span text:style-name="T91">。</text:span></text:p>
                                      <text:list>
                                        <text:list-item>
                                          <text:p text:style-name="P69"><text:span text:style-name="T51">電磁核群 </text:span><text:span text:style-name="T173">有機率被撞</text:span><text:span text:style-name="T174">散、</text:span><text:span text:style-name="T173">有機率爆炸</text:span><text:span text:style-name="T91">。</text:span></text:p>
                                        </text:list-item>
                                        <text:list-item>
                                          <text:p text:style-name="P69"><text:span text:style-name="T173">被撞</text:span><text:span text:style-name="T174">散、</text:span><text:span text:style-name="T173">爆炸</text:span><text:span text:style-name="T49"> 之後</text:span><text:span text:style-name="T48"> </text:span><text:span text:style-name="T173">有機率形成</text:span><text:span text:style-name="T48">，</text:span><text:span text:style-name="T110">道路型光痕、擾動型光痕</text:span><text:span text:style-name="T91">。</text:span></text:p>
                                          <text:list>
                                            <text:list-item>
                                              <text:p text:style-name="P46"><text:span text:style-name="T91">被撞</text:span><text:span text:style-name="T92">散</text:span><text:span text:style-name="T8"> 之後</text:span><text:span text:style-name="T2"> </text:span><text:span text:style-name="T91">有機率形成</text:span><text:span text:style-name="T2"> </text:span><text:span text:style-name="T9">(</text:span><text:span text:style-name="T2">多</text:span><text:span text:style-name="T91">個、</text:span><text:span text:style-name="T2">多</text:span><text:span text:style-name="T91">群</text:span><text:span text:style-name="T10">）</text:span><text:span text:style-name="T109">道路型光痕、擾動型光痕</text:span><text:span text:style-name="T91">。</text:span></text:p>
                                            </text:list-item>
                                            <text:list-item>
                                              <text:p text:style-name="P49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8"><text:span text:style-name="T132">宗速運動</text:span>頻率。</text:p>
              <text:list>
                <text:list-item>
                  <text:p text:style-name="P99"><text:span text:style-name="T85">（宗速運動頻率 的 相關描述在 </text:span><text:span text:style-name="T104">能量、儲量</text:span><text:span text:style-name="T85"> 的 </text:span><text:span text:style-name="T104">宗速</text:span><text:span text:style-name="T85">、</text:span><text:span text:style-name="T104">宗態</text:span><text:span text:style-name="T85">、</text:span><text:span text:style-name="T104">相態譜</text:span><text:span text:style-name="T85">）</text:span></text:p>
                </text:list-item>
                <text:list-item>
                  <text:p text:style-name="P78">明顯例子，拋物線運動。</text:p>
                  <text:list>
                    <text:list-item>
                      <text:p text:style-name="P55">從 正面 去看，物體 在做 上下運動、等加速度運動。</text:p>
                    </text:list-item>
                    <text:list-item>
                      <text:p text:style-name="P55">從 天空 俯瞰，物體 在做 前進運動、等速度運動。</text:p>
                    </text:list-item>
                    <text:list-item>
                      <text:p text:style-name="P55">假定，某一特定個體 同時拋出 第一個個體、第二個個體。</text:p>
                    </text:list-item>
                    <text:list-item>
                      <text:p text:style-name="P55">假定，第一個個體、第二個個體 的 起點 相同。</text:p>
                    </text:list-item>
                    <text:list-item>
                      <text:p text:style-name="P50"><text:span text:style-name="T3">假定，第一個個體、第二個個體 的 初</text:span><text:span text:style-name="T11">速度</text:span><text:span text:style-name="T3"> 相同。</text:span></text:p>
                    </text:list-item>
                    <text:list-item>
                      <text:p text:style-name="P50"><text:span text:style-name="T3">假定，第一個個體、第二個個體 的 </text:span><text:span text:style-name="T12">上升的 最大高度</text:span><text:span text:style-name="T3"> 相同。</text:span></text:p>
                    </text:list-item>
                    <text:list-item>
                      <text:p text:style-name="P50"><text:span text:style-name="T3">假定，該個體 拋出 第一個個體，的（，距離 地平線 的）角度 是 </text:span><text:span text:style-name="T60">θ</text:span><text:span text:style-name="T106">1</text:span><text:span text:style-name="T3">。</text:span></text:p>
                    </text:list-item>
                    <text:list-item>
                      <text:p text:style-name="P50"><text:span text:style-name="T3">假定，該個體 拋出 第二個個體，的（，距離 地平線 的）角度 是 </text:span><text:span text:style-name="T60">θ</text:span><text:span text:style-name="T106">2</text:span><text:span text:style-name="T3">。</text:span></text:p>
                    </text:list-item>
                    <text:list-item>
                      <text:p text:style-name="P51"><text:span text:style-name="T12">假定，</text:span><text:span text:style-name="T60">θ</text:span><text:span text:style-name="T106">1</text:span><text:span text:style-name="T12"> &gt; </text:span><text:span text:style-name="T60">θ</text:span><text:span text:style-name="T106">2</text:span><text:span text:style-name="T12">。</text:span></text:p>
                      <text:list>
                        <text:list-item>
                          <text:p text:style-name="P51"><text:span text:style-name="T3">從 正面 去看</text:span><text:span text:style-name="T12">。</text:span></text:p>
                          <text:list>
                            <text:list-item>
                              <text:p text:style-name="P51"><text:span text:style-name="T3">垂直加</text:span><text:span text:style-name="T11">速度</text:span><text:span text:style-name="T12">，</text:span><text:span text:style-name="T3">第一個個體 &gt; 第二個個體</text:span><text:span text:style-name="T12">。</text:span></text:p>
                            </text:list-item>
                            <text:list-item>
                              <text:p text:style-name="P51"><text:span text:style-name="T12">滯空時間，</text:span><text:span text:style-name="T3">第一個個體 &lt; 第二個個體</text:span><text:span text:style-name="T12">。</text:span></text:p>
                            </text:list-item>
                          </text:list>
                        </text:list-item>
                        <text:list-item>
                          <text:p text:style-name="P51"><text:span text:style-name="T3">從 天空 俯瞰</text:span><text:span text:style-name="T12">。</text:span></text:p>
                          <text:list>
                            <text:list-item>
                              <text:p text:style-name="P51"><text:span text:style-name="T12">前進速度，</text:span><text:span text:style-name="T3">第一個個體 &lt; 第二個個體</text:span><text:span text:style-name="T12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9"><text:span text:style-name="T145">物體 做 拋物線運動</text:span><text:span text:style-name="T146"> </text:span><text:span text:style-name="T166">↔</text:span><text:span text:style-name="T147"> 電磁波 </text:span><text:span text:style-name="T148">做 半橢圓運動</text:span><text:span text:style-name="T145">。</text:span></text:p>
                      <text:list>
                        <text:list-item>
                          <text:p text:style-name="P79"><text:span text:style-name="T145">起點</text:span><text:span text:style-name="T146"> </text:span><text:span text:style-name="T166">↔</text:span><text:span text:style-name="T147"> 相位差</text:span><text:span text:style-name="T145">。</text:span></text:p>
                        </text:list-item>
                        <text:list-item>
                          <text:p text:style-name="P79"><text:span text:style-name="T145">上升的 最大高度</text:span><text:span text:style-name="T146"> </text:span><text:span text:style-name="T166">↔</text:span><text:span text:style-name="T147"> </text:span><text:span text:style-name="T139">振幅</text:span><text:span text:style-name="T13">。</text:span></text:p>
                        </text:list-item>
                        <text:list-item>
                          <text:p text:style-name="P79"><text:span text:style-name="T145">滯空時間</text:span><text:span text:style-name="T146"> </text:span><text:span text:style-name="T166">↔</text:span><text:span text:style-name="T147"> (週期時間 / </text:span><text:span text:style-name="T149">2)</text:span><text:span text:style-name="T13">。</text:span></text:p>
                          <text:list>
                            <text:list-item>
                              <text:p text:style-name="P79"><text:span text:style-name="T145">（</text:span><text:span text:style-name="T150">1 / (2 * </text:span><text:span text:style-name="T145">滯空時間</text:span><text:span text:style-name="T150">)</text:span><text:span text:style-name="T145">）</text:span><text:span text:style-name="T166">↔</text:span><text:span text:style-name="T147"> 頻率</text:span><text:span text:style-name="T13">。</text:span></text:p>
                            </text:list-item>
                          </text:list>
                        </text:list-item>
                        <text:list-item>
                          <text:p text:style-name="P79"><text:span text:style-name="T13">前進速度</text:span><text:span text:style-name="T14"> </text:span><text:span text:style-name="T55">↔</text:span><text:span text:style-name="T15"> </text:span><text:span text:style-name="T13">前進速度。</text:span></text:p>
                        </text:list-item>
                        <text:list-item>
                          <text:p text:style-name="P79"><text:span text:style-name="T151">垂直加</text:span><text:span text:style-name="T152">速度</text:span><text:span text:style-name="T146"> </text:span><text:span text:style-name="T166">↔</text:span><text:span text:style-name="T147"> 某一特定</text:span><text:span text:style-name="T153">電磁核群</text:span><text:span text:style-name="T147">的 吸引力</text:span><text:span text:style-name="T13">。</text:span></text:p>
                        </text:list-item>
                        <text:list-item>
                          <text:p text:style-name="P79"><text:span text:style-name="T146">對著 地球重心、地球核心 做 拋物線運動 </text:span><text:span text:style-name="T166">↔</text:span><text:span text:style-name="T147"> 繞著 該</text:span><text:span text:style-name="T153">電磁核群</text:span><text:span text:style-name="T147"> 做 半橢圓運動</text:span><text:span text:style-name="T13">。</text:span></text:p>
                          <text:list>
                            <text:list-item>
                              <text:p text:style-name="P79"><text:span text:style-name="T147">該電磁波 的 完整運動、週期性運動 是，繞著 該</text:span><text:span text:style-name="T153">電磁核群</text:span><text:span text:style-name="T147"> 做 橢圓運動</text:span><text:span text:style-name="T13">。</text:span></text:p>
                            </text:list-item>
                            <text:list-item>
                              <text:p text:style-name="P79"><text:span text:style-name="T13">該</text:span><text:span text:style-name="T153">電磁核群</text:span><text:span text:style-name="T13">（帶著 該電磁波）前進。</text:span></text:p>
                              <text:list>
                                <text:list-item>
                                  <text:p text:style-name="P79"><text:span text:style-name="T13">該</text:span><text:span text:style-name="T153">電磁核群</text:span><text:span text:style-name="T14"> </text:span><text:span text:style-name="T55">↔</text:span><text:span text:style-name="T15"> 太陽</text:span><text:span text:style-name="T13">。</text:span><text:span text:style-name="T112">、地球</text:span></text:p>
                                  <text:list>
                                    <text:list-item>
                                      <text:p text:style-name="P79"><text:span text:style-name="T13">該</text:span><text:span text:style-name="T153">電磁核群</text:span><text:span text:style-name="T13"> （也）是 一種電磁波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79"><text:span text:style-name="T13">該電磁波</text:span><text:span text:style-name="T14"> </text:span><text:span text:style-name="T55">↔</text:span><text:span text:style-name="T15"> 地球</text:span><text:span text:style-name="T13">。</text:span><text:span text:style-name="T112">、月球</text:span></text:p>
                                </text:list-item>
                                <text:list-item>
                                  <text:p text:style-name="P79"><text:span text:style-name="T13">該</text:span><text:span text:style-name="T153">電磁核群</text:span><text:span text:style-name="T13">、該電磁波 的 前進距離</text:span><text:span text:style-name="T14"> </text:span><text:span text:style-name="T55">↔</text:span><text:span text:style-name="T15"> 太陽、地球 的 </text:span><text:span text:style-name="T13">前進</text:span><text:span text:style-name="T15">距離</text:span><text:span text:style-name="T13">。</text:span></text:p>
                                </text:list-item>
                                <text:list-item>
                                  <text:p text:style-name="P79"><text:span text:style-name="T13">該</text:span><text:span text:style-name="T153">電磁核群</text:span><text:span text:style-name="T13">、該電磁波 的 前進速度</text:span><text:span text:style-name="T14"> </text:span><text:span text:style-name="T55">↔</text:span><text:span text:style-name="T15"> 太陽、地球 的 </text:span><text:span text:style-name="T13">前進</text:span><text:span text:style-name="T15">速度</text:span><text:span text:style-name="T13">。</text:span></text:p>
                                </text:list-item>
                                <text:list-item>
                                  <text:p text:style-name="P79"><text:span text:style-name="T13">該電磁波的（電振幅, 磁振幅）</text:span><text:span text:style-name="T55">↔</text:span><text:span text:style-name="T15"> 地球（相對於 太陽）的（</text:span><text:span text:style-name="T16">x, y</text:span><text:span text:style-name="T15">）座標位置</text:span><text:span text:style-name="T13">。</text:span></text:p>
                                </text:list-item>
                                <text:list-item>
                                  <text:p text:style-name="P79"><text:span text:style-name="T13">該</text:span><text:span text:style-name="T153">電磁核群</text:span><text:span text:style-name="T13"> 位在 電磁系坐標系的 零點</text:span><text:span text:style-name="T14"> </text:span><text:span text:style-name="T55">↔</text:span><text:span text:style-name="T15"> 太陽 位在 太陽系坐標系的 零點</text:span><text:span text:style-name="T13">。</text:span></text:p>
                                  <text:list>
                                    <text:list-item>
                                      <text:p text:style-name="P79"><text:span text:style-name="T13">該</text:span><text:span text:style-name="T153">電磁核群</text:span><text:span text:style-name="T13"> 位在 電磁系平面的 零點</text:span><text:span text:style-name="T14"> </text:span><text:span text:style-name="T55">↔</text:span><text:span text:style-name="T15"> 太陽 位在 太陽系平面的 零點</text:span><text:span text:style-name="T13">。</text:span></text:p>
                                    </text:list-item>
                                    <text:list-item>
                                      <text:p text:style-name="P79"><text:span text:style-name="T13">電磁系</text:span><text:span text:style-name="T14"> </text:span><text:span text:style-name="T55">↔</text:span><text:span text:style-name="T15"> 太陽系</text:span><text:span text:style-name="T13">。</text:span><text:span text:style-name="T120">（牆壁、人類、反光體、吸光體</text:span><text:span text:style-name="T121"> </text:span><text:span text:style-name="T130">↔</text:span><text:span text:style-name="T121"> &lt;?</text:span><text:span text:style-name="T122">a</text:span><text:span text:style-name="T127">n</text:span><text:span text:style-name="T128">≥</text:span><text:span text:style-name="T127">a</text:span><text:span text:style-name="T128">≥3</text:span><text:span text:style-name="T122">&gt;個體、</text:span><text:span text:style-name="T120">（</text:span><text:span text:style-name="T122">人類認定的</text:span><text:span text:style-name="T120">）宇宙牆）</text:span></text:p>
                                    </text:list-item>
                                    <text:list-item>
                                      <text:p text:style-name="P79"><text:span text:style-name="T153">電磁</text:span><text:span text:style-name="T146">域</text:span><text:span text:style-name="T14"> </text:span><text:span text:style-name="T55">↔</text:span><text:span text:style-name="T15"> </text:span><text:span text:style-name="T13">空間域。</text:span><text:span text:style-name="T112">（空間域</text:span><text:span text:style-name="T113"> </text:span><text:span text:style-name="T131">↔</text:span><text:span text:style-name="T114"> </text:span><text:span text:style-name="T115">時域、頻域、某一特定域）</text:span></text:p>
                                      <text:list>
                                        <text:list-item>
                                          <text:p text:style-name="P79"><text:span text:style-name="T13">該</text:span><text:span text:style-name="T153">電磁核群</text:span><text:span text:style-name="T13">、該電磁波 之間的距離 是（電振幅, 磁振幅）。</text:span></text:p>
                                        </text:list-item>
                                        <text:list-item>
                                          <text:p text:style-name="P79"><text:span text:style-name="T15">太陽、地球</text:span><text:span text:style-name="T13"> 之間的距離 是（</text:span><text:span text:style-name="T16">x, y</text:span><text:span text:style-name="T13">）。</text:span></text:p>
                                        </text:list-item>
                                        <text:list-item>
                                          <text:p text:style-name="P79"><text:span text:style-name="T153">（電振幅, 磁振幅）</text:span><text:span text:style-name="T166">↔</text:span><text:span text:style-name="T147">（</text:span><text:span text:style-name="T154">x, y, </text:span><text:span text:style-name="T155">z</text:span><text:span text:style-name="T147">）。</text:span></text:p>
                                          <text:list>
                                            <text:list-item>
                                              <text:p text:style-name="P79"><text:span text:style-name="T153">電磁</text:span><text:span text:style-name="T146">域</text:span><text:span text:style-name="T147"> </text:span><text:span text:style-name="T166">↔</text:span><text:span text:style-name="T147"> </text:span><text:span text:style-name="T153">空間域</text:span><text:span text:style-name="T147"> </text:span><text:span text:style-name="T166">↔</text:span><text:span text:style-name="T147"> 某一特定</text:span><text:span text:style-name="T156">n</text:span><text:span text:style-name="T144">維</text:span><text:span text:style-name="T147">個體</text:span><text:span text:style-name="T149">。</text:span></text:p>
                                            </text:list-item>
                                            <text:list-item>
                                              <text:p text:style-name="P79"><text:span text:style-name="T149">2</text:span><text:span text:style-name="T144">維</text:span><text:span text:style-name="T146"> </text:span><text:span text:style-name="T166">↔</text:span><text:span text:style-name="T147"> </text:span><text:span text:style-name="T144">3維</text:span><text:span text:style-name="T146"> </text:span><text:span text:style-name="T166">↔</text:span><text:span text:style-name="T147"> </text:span><text:span text:style-name="T156">n</text:span><text:span text:style-name="T144">維</text:span><text:span text:style-name="T13">。</text:span></text:p>
                                            </text:list-item>
                                            <text:list-item>
                                              <text:p text:style-name="P79"><text:span text:style-name="T149">2</text:span><text:span text:style-name="T144">維</text:span><text:span text:style-name="T156"> 的 明顯例子</text:span><text:span text:style-name="T151">，</text:span><text:span text:style-name="T153">電磁</text:span><text:span text:style-name="T146">域、</text:span><text:span text:style-name="T153">位</text:span><text:span text:style-name="T147">動</text:span><text:span text:style-name="T146">域、</text:span><text:span text:style-name="T157">(</text:span><text:span text:style-name="T158">能量</text:span><text:span text:style-name="T145">時間</text:span><text:span text:style-name="T157">)(</text:span><text:span text:style-name="T145">質量</text:span><text:span text:style-name="T153">位</text:span><text:span text:style-name="T159">移</text:span><text:span text:style-name="T157">)</text:span><text:span text:style-name="T146">域</text:span><text:span text:style-name="T13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79"><text:span text:style-name="T153">（電振幅, 磁振幅）</text:span><text:span text:style-name="T166">↔</text:span><text:span text:style-name="T147">（投影到，</text:span><text:span text:style-name="T154">x軸的地球質量, y軸的地球質量</text:span><text:span text:style-name="T147">）</text:span><text:span text:style-name="T13">。</text:span></text:p>
                                          <text:list>
                                            <text:list-item>
                                              <text:p text:style-name="P79"><text:span text:style-name="T153">（投影到，電軸的 該電磁波的電量，磁軸的 該電磁波的電量）</text:span><text:span text:style-name="T13">。</text:span></text:p>
                                            </text:list-item>
                                            <text:list-item>
                                              <text:p text:style-name="P79"><text:span text:style-name="T13">該電磁波的 電量、帶電量、電荷值</text:span><text:span text:style-name="T146"> </text:span><text:span text:style-name="T166">↔</text:span><text:span text:style-name="T147"> 地球的 質量</text:span><text:span text:style-name="T13">。</text:span></text:p>
                                            </text:list-item>
                                            <text:list-item>
                                              <text:p text:style-name="P79"><text:span text:style-name="T153">該電磁波的 電量 </text:span><text:span text:style-name="T13">投影到 </text:span><text:span text:style-name="T153">電軸</text:span><text:span text:style-name="T146"> </text:span><text:span text:style-name="T166">↔</text:span><text:span text:style-name="T147"> 地球的 質量</text:span><text:span text:style-name="T153"> 投影到 </text:span><text:span text:style-name="T160">x</text:span><text:span text:style-name="T153">軸</text:span><text:span text:style-name="T13">。</text:span></text:p>
                                            </text:list-item>
                                            <text:list-item>
                                              <text:p text:style-name="P79"><text:span text:style-name="T153">該電磁波的 電量 </text:span><text:span text:style-name="T13">投影到 磁</text:span><text:span text:style-name="T153">軸</text:span><text:span text:style-name="T146"> </text:span><text:span text:style-name="T166">↔</text:span><text:span text:style-name="T147"> 地球的 質量</text:span><text:span text:style-name="T153"> 投影到 </text:span><text:span text:style-name="T160">y</text:span><text:span text:style-name="T153">軸</text:span><text:span text:style-name="T13">。</text:span></text:p>
                                            </text:list-item>
                                            <text:list-item>
                                              <text:p text:style-name="P79"><text:span text:style-name="T146">該電磁波（相對於 該電磁核群）做 橢圓運動 </text:span><text:span text:style-name="T166">↔</text:span><text:span text:style-name="T147"> 地球（相對於 太陽）做 橢圓運動</text:span><text:span text:style-name="T13">。</text:span></text:p>
                                            </text:list-item>
                                            <text:list-item>
                                              <text:p text:style-name="P79"><text:span text:style-name="T146">（假定，該電磁核群 做 直線運動）該電磁波 做 螺旋線運動 </text:span><text:span text:style-name="T166">↔</text:span><text:span text:style-name="T146">（假定，太陽 做 直線運動）</text:span><text:span text:style-name="T147">地球 做 螺旋線運動</text:span><text:span text:style-name="T13">。</text:span></text:p>
                                            </text:list-item>
                                            <text:list-item>
                                              <text:p text:style-name="P79"><text:span text:style-name="T13">電磁波 不是在做（</text:span><text:span text:style-name="T17">2維</text:span><text:span text:style-name="T13">）弦波型震動。</text:span></text:p>
                                            </text:list-item>
                                            <text:list-item>
                                              <text:p text:style-name="P79"><text:span text:style-name="T13">電磁波 是在做（</text:span><text:span text:style-name="T17">3維</text:span><text:span text:style-name="T13">）螺旋線運動。</text:span></text:p>
                                            </text:list-item>
                                            <text:list-item>
                                              <text:p text:style-name="P59">電磁波 不是 電、磁 波。</text:p>
                                            </text:list-item>
                                            <text:list-item>
                                              <text:p text:style-name="P79"><text:span text:style-name="T13">電磁波 是 一個個體</text:span><text:span text:style-name="T146"> </text:span><text:span text:style-name="T166">↔</text:span><text:span text:style-name="T147"> 地球</text:span><text:span text:style-name="T153"> 是 一個個體</text:span><text:span text:style-name="T13">。</text:span></text:p>
                                            </text:list-item>
                                            <text:list-item>
                                              <text:p text:style-name="P79"><text:span text:style-name="T13">電、磁 是 帶</text:span><text:span text:style-name="T153">電量</text:span><text:span text:style-name="T13">（投影到 </text:span><text:span text:style-name="T153">電軸、磁軸</text:span><text:span text:style-name="T13">）的 投影</text:span><text:span text:style-name="T146"> </text:span><text:span text:style-name="T166">↔</text:span><text:span text:style-name="T147"> ？？？</text:span><text:span text:style-name="T169">x</text:span><text:span text:style-name="T147">、？？？</text:span><text:span text:style-name="T169">y</text:span><text:span text:style-name="T153"> 是 </text:span><text:span text:style-name="T147">質量</text:span><text:span text:style-name="T153">（投影到 </text:span><text:span text:style-name="T161">x</text:span><text:span text:style-name="T153">軸、</text:span><text:span text:style-name="T161">y</text:span><text:span text:style-name="T153">軸）的 投影</text:span><text:span text:style-name="T13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79"><text:span text:style-name="T13">電振幅、磁振幅 宗疊</text:span><text:span text:style-name="T14"> </text:span><text:span text:style-name="T55">↔</text:span><text:span text:style-name="T15"> </text:span><text:span text:style-name="T16">x、y</text:span><text:span text:style-name="T13"> 宗疊。</text:span></text:p>
                                </text:list-item>
                                <text:list-item>
                                  <text:p text:style-name="P79"><text:span text:style-name="T18">n個電磁波 繞著 </text:span><text:span text:style-name="T13">該電磁核群 轉</text:span><text:span text:style-name="T146"> </text:span><text:span text:style-name="T166">↔</text:span><text:span text:style-name="T147"> </text:span><text:span text:style-name="T156">n個行星 繞著 </text:span><text:span text:style-name="T147">太陽 轉</text:span><text:span text:style-name="T13">。</text:span></text:p>
                                  <text:list>
                                    <text:list-item>
                                      <text:p text:style-name="P79"><text:span text:style-name="T156">n </text:span><text:span text:style-name="T167">≥</text:span><text:span text:style-name="T164"> 0</text:span><text:span text:style-name="T156">。</text:span></text:p>
                                    </text:list-item>
                                    <text:list-item>
                                      <text:p text:style-name="P79"><text:span text:style-name="T156">n個行星 繞著 </text:span><text:span text:style-name="T147">太陽 轉 的 明顯例子，地球、水星、金星 繞著 太陽 轉</text:span><text:span text:style-name="T13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79"><text:span text:style-name="T18">n個電磁波 繞著 </text:span><text:span text:style-name="T13">該</text:span><text:span text:style-name="T19">電磁波</text:span><text:span text:style-name="T13"> 轉</text:span><text:span text:style-name="T146"> </text:span><text:span text:style-name="T166">↔</text:span><text:span text:style-name="T147"> </text:span><text:span text:style-name="T156">n個衛星 繞著 地球</text:span><text:span text:style-name="T147"> 轉</text:span><text:span text:style-name="T13">。</text:span></text:p>
                                  <text:list>
                                    <text:list-item>
                                      <text:p text:style-name="P79"><text:span text:style-name="T156">n </text:span><text:span text:style-name="T167">≥</text:span><text:span text:style-name="T164"> 0</text:span><text:span text:style-name="T156">。</text:span></text:p>
                                    </text:list-item>
                                    <text:list-item>
                                      <text:p text:style-name="P56">n個衛星 繞著 地球 轉 的 明顯例子，月球、人造衛星 繞著 太陽 轉。</text:p>
                                    </text:list-item>
                                  </text:list>
                                </text:list-item>
                                <text:list-item>
                                  <text:p text:style-name="P79"><text:span text:style-name="T156">該電磁波 有機率孕育 生命、文明</text:span><text:span text:style-name="T146"> </text:span><text:span text:style-name="T166">↔</text:span><text:span text:style-name="T147"> 地球</text:span><text:span text:style-name="T156"> 有機率孕育 生命、文明</text:span><text:span text:style-name="T153">。</text:span></text:p>
                                </text:list-item>
                                <text:list-item>
                                  <text:p text:style-name="P79"><text:span text:style-name="T153">該電磁波 </text:span><text:span text:style-name="T147">繞著 該</text:span><text:span text:style-name="T153">電磁核群</text:span><text:span text:style-name="T147"> 做 橢圓運動</text:span><text:span text:style-name="T146"> </text:span><text:span text:style-name="T166">↔</text:span><text:span text:style-name="T147"> 地球 繞著 太陽 做 橢圓運動</text:span><text:span text:style-name="T153">。</text:span></text:p>
                                </text:list-item>
                                <text:list-item>
                                  <text:p text:style-name="P79"><text:span text:style-name="T153">假定 </text:span><text:span text:style-name="T147">該</text:span><text:span text:style-name="T153">電磁核群</text:span><text:span text:style-name="T147"> 做 直線運動</text:span><text:span text:style-name="T146"> </text:span><text:span text:style-name="T166">↔</text:span><text:span text:style-name="T147"> </text:span><text:span text:style-name="T153">假定 </text:span><text:span text:style-name="T147">太陽 做 直線運動</text:span><text:span text:style-name="T13">。</text:span></text:p>
                                  <text:list>
                                    <text:list-item>
                                      <text:p text:style-name="P79"><text:span text:style-name="T153">該電磁波 </text:span><text:span text:style-name="T147">做 螺旋線運動</text:span><text:span text:style-name="T146"> </text:span><text:span text:style-name="T166">↔</text:span><text:span text:style-name="T147"> 地球</text:span><text:span text:style-name="T153"> </text:span><text:span text:style-name="T147">做 螺旋線運動</text:span><text:span text:style-name="T13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79"><text:span text:style-name="T147">該</text:span><text:span text:style-name="T153">電磁核群</text:span><text:span text:style-name="T147">的 庫倫力 拉住 </text:span><text:span text:style-name="T153">該</text:span><text:span text:style-name="T147">電磁波</text:span><text:span text:style-name="T146"> </text:span><text:span text:style-name="T166">↔</text:span><text:span text:style-name="T147"> 太陽的 萬有引力 拉住 地球</text:span><text:span text:style-name="T153">。</text:span></text:p>
                                  <text:list>
                                    <text:list-item>
                                      <text:p text:style-name="P79"><text:span text:style-name="T147">該</text:span><text:span text:style-name="T153">電磁核群</text:span><text:span text:style-name="T153">的（庫倫力/加速度）扭曲 能量</text:span><text:span text:style-name="T146"> </text:span><text:span text:style-name="T166">↔</text:span><text:span text:style-name="T147"> </text:span><text:span text:style-name="T153">太陽的 質量 扭曲 空間。</text:span></text:p>
                                      <text:list>
                                        <text:list-item>
                                          <text:p text:style-name="P57">加速度 是，該電磁波的 加速度。</text:p>
                                          <text:list>
                                            <text:list-item>
                                              <text:p text:style-name="P57">加速度 是，（該庫倫力 作用在 該電磁波，產生的）加速度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57">假定，該電磁波 只有受到，該電磁核群的 庫倫力 影響。</text:p>
                                          <text:list>
                                            <text:list-item>
                                              <text:p text:style-name="P57">假定，該電磁波 沒有受到 其他個體的 庫倫力 影響。</text:p>
                                            </text:list-item>
                                            <text:list-item>
                                              <text:p text:style-name="P79"><text:span text:style-name="T153">該電磁波的 加速度 </text:span><text:span text:style-name="T162">=</text:span><text:span text:style-name="T153"> </text:span><text:span text:style-name="T168">√</text:span><text:span text:style-name="T162">（單位時間，（</text:span><text:span text:style-name="T153">電振幅的變化的變化）</text:span><text:span text:style-name="T170">2</text:span><text:span text:style-name="T153"> +（磁振幅的變化的變化）</text:span><text:span text:style-name="T170">2</text:span><text:span text:style-name="T162">）</text:span><text:span text:style-name="T153">。</text:span></text:p>
                                            </text:list-item>
                                            <text:list-item>
                                              <text:p text:style-name="P79"><text:span text:style-name="T153">該電磁波的 加速度 </text:span><text:span text:style-name="T162">=</text:span><text:span text:style-name="T153"> </text:span><text:span text:style-name="T168">√</text:span><text:span text:style-name="T162">（（</text:span><text:span text:style-name="T153">電振幅對時間微分</text:span><text:span text:style-name="T163">2次</text:span><text:span text:style-name="T153">）</text:span><text:span text:style-name="T170">2</text:span><text:span text:style-name="T153"> +</text:span><text:span text:style-name="T162">（</text:span><text:span text:style-name="T153">磁振幅對時間微分</text:span><text:span text:style-name="T163">2次</text:span><text:span text:style-name="T153">）</text:span><text:span text:style-name="T170">2</text:span><text:span text:style-name="T162">）</text:span><text:span text:style-name="T153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9"><text:span text:style-name="T147">該</text:span><text:span text:style-name="T153">電磁核群</text:span><text:span text:style-name="T153">的(庫倫力/加速度)扭曲 電荷場</text:span><text:span text:style-name="T146"> </text:span><text:span text:style-name="T166">↔</text:span><text:span text:style-name="T147"> </text:span><text:span text:style-name="T153">太陽的質量 扭曲 重力場。</text:span></text:p>
                                      <text:list>
                                        <text:list-item>
                                          <text:p text:style-name="P79"><text:span text:style-name="T153">正電荷場、負電荷場</text:span><text:span text:style-name="T146"> </text:span><text:span text:style-name="T166">↔</text:span><text:span text:style-name="T147"> </text:span><text:span text:style-name="T153">正重力場、反重力場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7">假定，發光體 發射，一連串的 電磁波。</text:p>
                                  <text:list>
                                    <text:list-item>
                                      <text:p text:style-name="P57">假定，發光體 往前運動。</text:p>
                                      <text:list>
                                        <text:list-item>
                                          <text:p text:style-name="P57">會出現 紫移 現象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7">假定，每一個 電磁波的（最大）振幅 都 相同。</text:p>
                                      <text:list>
                                        <text:list-item>
                                          <text:p text:style-name="P79"><text:span text:style-name="T153">電磁核群</text:span><text:span text:style-name="T147">，速度 越高，吸引（電磁波 的）力 越大</text:span><text:span text:style-name="T153">。</text:span></text:p>
                                        </text:list-item>
                                        <text:list-item>
                                          <text:p text:style-name="P57">明顯例子，假定，速度，第一個電磁核群 &gt; 第二個電磁核群。</text:p>
                                          <text:list>
                                            <text:list-item>
                                              <text:p text:style-name="P52"><text:span text:style-name="T2">吸引力，第一個電磁核群 &gt; 第二個電磁核群</text:span><text:span text:style-name="T81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2"><text:span text:style-name="T3">該電</text:span><text:span text:style-name="T15">磁</text:span><text:span text:style-name="T3">波 相同</text:span><text:span text:style-name="T15">的</text:span><text:span text:style-name="T3"> </text:span><text:span text:style-name="T85">振幅</text:span><text:span text:style-name="T3">，</text:span><text:span text:style-name="T15">該</text:span><text:span text:style-name="T2">電磁核群</text:span><text:span text:style-name="T15">的 吸引力 越高 → </text:span><text:span text:style-name="T2">該電磁波</text:span><text:span text:style-name="T15">的 週期時間 越短。</text:span></text:p>
                          <text:list>
                            <text:list-item>
                              <text:p text:style-name="P52"><text:span text:style-name="T2">該電磁波</text:span><text:span text:style-name="T15">的週期時間 越短 →</text:span><text:span text:style-name="T20"> </text:span><text:span text:style-name="T21">宗速運動頻率</text:span><text:span text:style-name="T15"> 越高 →</text:span><text:span text:style-name="T86">（人類 認定的）</text:span><text:span text:style-name="T22">能量</text:span><text:span text:style-name="T15"> 越高</text:span><text:span text:style-name="T81">。</text:span></text:p>
                              <text:list>
                                <text:list-item>
                                  <text:p text:style-name="P52"><text:span text:style-name="T15">該</text:span><text:span text:style-name="T2">電磁核群</text:span><text:span text:style-name="T15">的 吸引力 越高 →</text:span><text:span text:style-name="T86">（人類 認定的）</text:span><text:span text:style-name="T22">能量</text:span><text:span text:style-name="T15"> 越高</text:span><text:span text:style-name="T2">。</text:span></text:p>
                                  <text:list>
                                    <text:list-item>
                                      <text:p text:style-name="P52"><text:span text:style-name="T87">表象</text:span><text:span text:style-name="T14"> </text:span><text:span text:style-name="T55">↔</text:span><text:span text:style-name="T15">（</text:span><text:span text:style-name="T21">宗速運動頻率</text:span><text:span text:style-name="T15"> 越高 →</text:span><text:span text:style-name="T86">（人類 認定的）</text:span><text:span text:style-name="T22">能量</text:span><text:span text:style-name="T15"> 越高）</text:span><text:span text:style-name="T87">。</text:span></text:p>
                                      <text:list>
                                        <text:list-item>
                                          <text:p text:style-name="P52"><text:span text:style-name="T2">明顯例子，光電效應</text:span><text:span text:style-name="T81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2"><text:span text:style-name="T87">（該表象）背後的原因</text:span><text:span text:style-name="T14"> </text:span><text:span text:style-name="T55">↔</text:span><text:span text:style-name="T15">（該</text:span><text:span text:style-name="T2">電磁核群</text:span><text:span text:style-name="T15">的 吸引力 越高 →</text:span><text:span text:style-name="T86"> </text:span><text:span text:style-name="T22">能量</text:span><text:span text:style-name="T15"> 越高）</text:span><text:span text:style-name="T81">。</text:span></text:p>
                                      <text:list>
                                        <text:list-item>
                                          <text:p text:style-name="P52"><text:span text:style-name="T14">抽象</text:span><text:span text:style-name="T2">例子，</text:span><text:span text:style-name="T22">已知，F = m * a</text:span><text:span text:style-name="T2">。</text:span></text:p>
                                          <text:list>
                                            <text:list-item>
                                              <text:p text:style-name="P52"><text:span text:style-name="T22">F</text:span><text:span text:style-name="T15"> 越高，</text:span><text:span text:style-name="T22">m</text:span><text:span text:style-name="T15"> 越高</text:span><text:span text:style-name="T23">。</text:span></text:p>
                                            </text:list-item>
                                            <text:list-item>
                                              <text:p text:style-name="P52"><text:span text:style-name="T22">已知，</text:span><text:span text:style-name="T23">P </text:span><text:span text:style-name="T22">= m * v</text:span><text:span text:style-name="T81">。</text:span></text:p>
                                            </text:list-item>
                                            <text:list-item>
                                              <text:p text:style-name="P52"><text:span text:style-name="T22">m</text:span><text:span text:style-name="T15"> 越高，</text:span><text:span text:style-name="T23">P</text:span><text:span text:style-name="T15"> 越高</text:span><text:span text:style-name="T81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9"><text:span text:style-name="T147">（人類 認定的）物質</text:span><text:span text:style-name="T146"> </text:span><text:span text:style-name="T166">↔</text:span><text:span text:style-name="T146"> </text:span><text:span text:style-name="T147">電磁波</text:span><text:span text:style-name="T13">。</text:span></text:p>
                      <text:list>
                        <text:list-item>
                          <text:p text:style-name="P99"><text:span text:style-name="T147">？？？</text:span><text:span text:style-name="T146"> </text:span><text:span text:style-name="T166">↔</text:span><text:span text:style-name="T147"> 相位差</text:span><text:span text:style-name="T13">。</text:span></text:p>
                        </text:list-item>
                        <text:list-item>
                          <text:p text:style-name="P99"><text:span text:style-name="T13">質量</text:span><text:span text:style-name="T14"> </text:span><text:span text:style-name="T55">↔</text:span><text:span text:style-name="T14"> </text:span><text:span text:style-name="T85">振幅。</text:span></text:p>
                        </text:list-item>
                        <text:list-item>
                          <text:p text:style-name="P99"><text:span text:style-name="T147">？？？</text:span><text:span text:style-name="T146"> </text:span><text:span text:style-name="T166">↔</text:span><text:span text:style-name="T147"> 頻率</text:span><text:span text:style-name="T85">。</text:span></text:p>
                        </text:list-item>
                        <text:list-item>
                          <text:p text:style-name="P99"><text:span text:style-name="T13">前進速度</text:span><text:span text:style-name="T14"> </text:span><text:span text:style-name="T55">↔</text:span><text:span text:style-name="T15"> </text:span><text:span text:style-name="T13">前進速度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0">明顯例子，電磁波 有機率 擁有、包覆、蘊含、宗疊 文明、生命。</text:p>
              <text:list>
                <text:list-item>
                  <text:p text:style-name="P99"><text:span text:style-name="T13">有機率使用 波、</text:span><text:span text:style-name="T2">&lt;?</text:span><text:span text:style-name="T164">0</text:span><text:span text:style-name="T2">&gt;個體</text:span><text:span text:style-name="T13">、電磁學，感測、交互作用 該文明、該生命。</text:span></text:p>
                </text:list-item>
                <text:list-item>
                  <text:p text:style-name="P95">明顯例子，萬物皆有靈。</text:p>
                </text:list-item>
                <text:list-item>
                  <text:p text:style-name="P95">明顯例子，石頭 有機率 擁有、包覆、蘊含、宗疊 文明、生命。</text:p>
                  <text:list>
                    <text:list-item>
                      <text:p text:style-name="P95">有機率使用 波、聲音、聲流學，感測、交互作用 該文明、該生命。</text:p>
                    </text:list-item>
                    <text:list-item>
                      <text:p text:style-name="P93">有機率使用 波、聲音、聲流學，改變 石頭的 質量。</text:p>
                    </text:list-item>
                  </text:list>
                </text:list-item>
              </text:list>
            </text:list-item>
            <text:list-item>
              <text:p text:style-name="P11"/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2T17:09:27.623000000</dc:date>
    <meta:editing-duration>P22DT15H8M24S</meta:editing-duration>
    <meta:editing-cycles>14078</meta:editing-cycles>
    <meta:document-statistic meta:table-count="0" meta:image-count="0" meta:object-count="0" meta:page-count="1" meta:paragraph-count="376" meta:word-count="7772" meta:character-count="9526" meta:non-whitespace-character-count="8245"/>
  </office:meta>
</office:document-meta>
</file>